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3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55" style:family="table-cell" style:parent-style-name="Default"/>
    <style:style style:name="ce58" style:family="table-cell" style:parent-style-name="Default"/>
    <style:style style:name="ce61" style:family="table-cell" style:parent-style-name="Default"/>
    <style:style style:name="ce64" style:family="table-cell" style:parent-style-name="Default"/>
    <style:style style:name="ce67" style:family="table-cell" style:parent-style-name="Default"/>
    <style:style style:name="ce70" style:family="table-cell" style:parent-style-name="Default"/>
    <style:style style:name="ce73" style:family="table-cell" style:parent-style-name="Default"/>
    <style:style style:name="ce76" style:family="table-cell" style:parent-style-name="Default"/>
    <style:style style:name="ce79" style:family="table-cell" style:parent-style-name="Default"/>
    <style:style style:name="ce82" style:family="table-cell" style:parent-style-name="Default"/>
    <style:style style:name="ce85" style:family="table-cell" style:parent-style-name="Default"/>
    <style:style style:name="ce88" style:family="table-cell" style:parent-style-name="Default"/>
    <style:style style:name="ce91" style:family="table-cell" style:parent-style-name="Default"/>
    <style:style style:name="ce94" style:family="table-cell" style:parent-style-name="Default"/>
    <style:style style:name="ce97" style:family="table-cell" style:parent-style-name="Default"/>
    <style:style style:name="ce100" style:family="table-cell" style:parent-style-name="Default"/>
    <style:style style:name="ce103" style:family="table-cell" style:parent-style-name="Default"/>
    <style:style style:name="ce106" style:family="table-cell" style:parent-style-name="Default"/>
    <style:style style:name="ce109" style:family="table-cell" style:parent-style-name="Default"/>
    <style:style style:name="ce112" style:family="table-cell" style:parent-style-name="Default"/>
    <style:style style:name="ce115" style:family="table-cell" style:parent-style-name="Default"/>
    <style:style style:name="ce118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/>
    </style:style>
    <style:style style:name="ce151" style:family="table-cell" style:parent-style-name="Default">
      <style:table-cell-properties fo:background-color="#000000"/>
    </style:style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>
      <style:table-cell-properties fo:background-color="#000000"/>
    </style:style>
    <style:style style:name="ce189" style:family="table-cell" style:parent-style-name="Default">
      <style:table-cell-properties fo:background-color="#000000"/>
    </style:style>
    <style:style style:name="ce190" style:family="table-cell" style:parent-style-name="Default">
      <style:table-cell-properties fo:background-color="#000000"/>
    </style:style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PS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3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1"/>
        <table:table-column table:style-name="co3" table:default-cell-style-name="ce12"/>
        <table:table-column table:style-name="co7" table:default-cell-style-name="ce38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3" table:default-cell-style-name="ce17"/>
        <table:table-column table:style-name="co8" table:default-cell-style-name="ce18"/>
        <table:table-column table:style-name="co8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22"/>
        <table:table-column table:style-name="co6" table:default-cell-style-name="ce23"/>
        <table:table-column table:style-name="co3" table:default-cell-style-name="ce2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21.749704" calcext:value-type="float">
            <text:p>21.749704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-0.749493" calcext:value-type="float">
            <text:p>-0.749493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277241" calcext:value-type="float">
            <text:p>0.277241</text:p>
          </table:table-cell>
          <table:table-cell/>
          <table:table-cell office:value-type="float" office:value="47.369864" calcext:value-type="float">
            <text:p>47.369864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-0.059031" calcext:value-type="float">
            <text:p>-0.059031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60519" calcext:value-type="float">
            <text:p>0.60519</text:p>
          </table:table-cell>
          <table:table-cell office:value-type="float" office:value="0.255452" calcext:value-type="float">
            <text:p>0.255452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26.018293" calcext:value-type="float">
            <text:p>26.018293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-1.93546" calcext:value-type="float">
            <text:p>-1.93546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161279" calcext:value-type="float">
            <text:p>0.161279</text:p>
          </table:table-cell>
          <table:table-cell/>
          <table:table-cell office:value-type="float" office:value="45.73984" calcext:value-type="float">
            <text:p>45.73984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20099" calcext:value-type="float">
            <text:p>0.620099</text:p>
          </table:table-cell>
          <table:table-cell office:value-type="float" office:value="0.320344" calcext:value-type="float">
            <text:p>0.32034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21.036959" calcext:value-type="float">
            <text:p>21.03695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-0.037838" calcext:value-type="float">
            <text:p>-0.037838</text:p>
          </table:table-cell>
          <table:table-cell/>
          <table:table-cell office:value-type="float" office:value="32.56993" calcext:value-type="float">
            <text:p>32.56993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-0.289306" calcext:value-type="float">
            <text:p>-0.289306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413563" calcext:value-type="float">
            <text:p>0.413563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22.892033" calcext:value-type="float">
            <text:p>22.892033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-1.439017" calcext:value-type="float">
            <text:p>-1.43901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770745" calcext:value-type="float">
            <text:p>0.770745</text:p>
          </table:table-cell>
          <table:table-cell office:value-type="float" office:value="0.38078" calcext:value-type="float">
            <text:p>0.3807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44.092487" calcext:value-type="float">
            <text:p>44.092487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-0.350503" calcext:value-type="float">
            <text:p>-0.35050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299908" calcext:value-type="float">
            <text:p>0.299908</text:p>
          </table:table-cell>
          <table:table-cell/>
          <table:table-cell office:value-type="float" office:value="19.881477" calcext:value-type="float">
            <text:p>19.881477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-0.616059" calcext:value-type="float">
            <text:p>-0.616059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776548" calcext:value-type="float">
            <text:p>0.776548</text:p>
          </table:table-cell>
          <table:table-cell office:value-type="float" office:value="0.32634" calcext:value-type="float">
            <text:p>0.32634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3.052938" calcext:value-type="float">
            <text:p>23.05293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74.285" calcext:value-type="float">
            <text:p>74.285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8.7327" calcext:value-type="float">
            <text:p>8.7327</text:p>
          </table:table-cell>
          <table:table-cell office:value-type="float" office:value="-0.834536" calcext:value-type="float">
            <text:p>-0.834536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590627" calcext:value-type="float">
            <text:p>0.590627</text:p>
          </table:table-cell>
          <table:table-cell/>
          <table:table-cell office:value-type="float" office:value="18.773021" calcext:value-type="float">
            <text:p>18.773021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-0.284689" calcext:value-type="float">
            <text:p>-0.284689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8959" calcext:value-type="float">
            <text:p>0.868959</text:p>
          </table:table-cell>
          <table:table-cell office:value-type="float" office:value="0.485882" calcext:value-type="float">
            <text:p>0.485882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23.963721" calcext:value-type="float">
            <text:p>23.963721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-2.031658" calcext:value-type="float">
            <text:p>-2.031658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607063" calcext:value-type="float">
            <text:p>0.607063</text:p>
          </table:table-cell>
          <table:table-cell/>
          <table:table-cell office:value-type="float" office:value="18.615403" calcext:value-type="float">
            <text:p>18.615403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906897" calcext:value-type="float">
            <text:p>0.906897</text:p>
          </table:table-cell>
          <table:table-cell office:value-type="float" office:value="0.508824" calcext:value-type="float">
            <text:p>0.508824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25.686009" calcext:value-type="float">
            <text:p>25.686009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-1.969659" calcext:value-type="float">
            <text:p>-1.969659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67211" calcext:value-type="float">
            <text:p>0.67211</text:p>
          </table:table-cell>
          <table:table-cell/>
          <table:table-cell office:value-type="float" office:value="19.520519" calcext:value-type="float">
            <text:p>19.520519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-1.267955" calcext:value-type="float">
            <text:p>-1.267955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0.532154" calcext:value-type="float">
            <text:p>0.532154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8.479958" calcext:value-type="float">
            <text:p>28.479958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-1.465903" calcext:value-type="float">
            <text:p>-1.465903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696083" calcext:value-type="float">
            <text:p>0.696083</text:p>
          </table:table-cell>
          <table:table-cell/>
          <table:table-cell office:value-type="float" office:value="21.149787" calcext:value-type="float">
            <text:p>21.149787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-2.074946" calcext:value-type="float">
            <text:p>-2.07494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56926" calcext:value-type="float">
            <text:p>0.956926</text:p>
          </table:table-cell>
          <table:table-cell office:value-type="float" office:value="0.559444" calcext:value-type="float">
            <text:p>0.559444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8.266729" calcext:value-type="float">
            <text:p>28.266729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-1.317685" calcext:value-type="float">
            <text:p>-1.317685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665351" calcext:value-type="float">
            <text:p>0.665351</text:p>
          </table:table-cell>
          <table:table-cell/>
          <table:table-cell office:value-type="float" office:value="17.71802" calcext:value-type="float">
            <text:p>17.7180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-1.84117" calcext:value-type="float">
            <text:p>-1.84117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66279" calcext:value-type="float">
            <text:p>0.966279</text:p>
          </table:table-cell>
          <table:table-cell office:value-type="float" office:value="0.507324" calcext:value-type="float">
            <text:p>0.507324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8.386828" calcext:value-type="float">
            <text:p>18.386828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3.076149" calcext:value-type="float">
            <text:p>3.076149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447735" calcext:value-type="float">
            <text:p>0.447735</text:p>
          </table:table-cell>
          <table:table-cell/>
          <table:table-cell office:value-type="float" office:value="41.602511" calcext:value-type="float">
            <text:p>41.602511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628893" calcext:value-type="float">
            <text:p>0.628893</text:p>
          </table:table-cell>
          <table:table-cell office:value-type="float" office:value="0.242421" calcext:value-type="float">
            <text:p>0.242421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5.919831" calcext:value-type="float">
            <text:p>15.919831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7.8201" calcext:value-type="float">
            <text:p>7.8201</text:p>
          </table:table-cell>
          <table:table-cell office:value-type="float" office:value="2.196902" calcext:value-type="float">
            <text:p>2.196902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416989" calcext:value-type="float">
            <text:p>0.416989</text:p>
          </table:table-cell>
          <table:table-cell/>
          <table:table-cell office:value-type="float" office:value="37.49594" calcext:value-type="float">
            <text:p>37.49594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094856" calcext:value-type="float">
            <text:p>0.094856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662067" calcext:value-type="float">
            <text:p>0.662067</text:p>
          </table:table-cell>
          <table:table-cell office:value-type="float" office:value="0.324427" calcext:value-type="float">
            <text:p>0.324427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4.563133" calcext:value-type="float">
            <text:p>14.563133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1.378543" calcext:value-type="float">
            <text:p>1.378543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397139" calcext:value-type="float">
            <text:p>0.397139</text:p>
          </table:table-cell>
          <table:table-cell/>
          <table:table-cell office:value-type="float" office:value="29.240796" calcext:value-type="float">
            <text:p>29.240796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092587" calcext:value-type="float">
            <text:p>0.092587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387601" calcext:value-type="float">
            <text:p>0.387601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23.996118" calcext:value-type="float">
            <text:p>23.9961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072811" calcext:value-type="float">
            <text:p>0.072811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769001" calcext:value-type="float">
            <text:p>0.769001</text:p>
          </table:table-cell>
          <table:table-cell office:value-type="float" office:value="0.406107" calcext:value-type="float">
            <text:p>0.406107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19.545743" calcext:value-type="float">
            <text:p>19.545743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3.137507" calcext:value-type="float">
            <text:p>3.137507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70166" calcext:value-type="float">
            <text:p>0.70166</text:p>
          </table:table-cell>
          <table:table-cell/>
          <table:table-cell office:value-type="float" office:value="21.830717" calcext:value-type="float">
            <text:p>21.830717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3.198116" calcext:value-type="float">
            <text:p>3.198116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570338" calcext:value-type="float">
            <text:p>0.570338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20.824218" calcext:value-type="float">
            <text:p>20.824218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2.712243" calcext:value-type="float">
            <text:p>2.712243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713939" calcext:value-type="float">
            <text:p>0.713939</text:p>
          </table:table-cell>
          <table:table-cell/>
          <table:table-cell office:value-type="float" office:value="22.829193" calcext:value-type="float">
            <text:p>22.829193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2.773594" calcext:value-type="float">
            <text:p>2.773594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40185" calcext:value-type="float">
            <text:p>0.940185</text:p>
          </table:table-cell>
          <table:table-cell office:value-type="float" office:value="0.585589" calcext:value-type="float">
            <text:p>0.585589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24.498631" calcext:value-type="float">
            <text:p>24.498631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2.329093" calcext:value-type="float">
            <text:p>2.32909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722876" calcext:value-type="float">
            <text:p>0.722876</text:p>
          </table:table-cell>
          <table:table-cell/>
          <table:table-cell office:value-type="float" office:value="22.095699" calcext:value-type="float">
            <text:p>22.095699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2.390999" calcext:value-type="float">
            <text:p>2.39099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49224" calcext:value-type="float">
            <text:p>0.949224</text:p>
          </table:table-cell>
          <table:table-cell office:value-type="float" office:value="0.572843" calcext:value-type="float">
            <text:p>0.572843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1.281634" calcext:value-type="float">
            <text:p>21.28163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1.93629" calcext:value-type="float">
            <text:p>1.93629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49712" calcext:value-type="float">
            <text:p>0.949712</text:p>
          </table:table-cell>
          <table:table-cell office:value-type="float" office:value="0.559972" calcext:value-type="float">
            <text:p>0.5599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45.837593" calcext:value-type="float">
            <text:p>45.837593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-0.246734" calcext:value-type="float">
            <text:p>-0.246734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18359" calcext:value-type="float">
            <text:p>0.618359</text:p>
          </table:table-cell>
          <table:table-cell office:value-type="float" office:value="0.304727" calcext:value-type="float">
            <text:p>0.304727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45.610022" calcext:value-type="float">
            <text:p>45.610022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-0.082445" calcext:value-type="float">
            <text:p>-0.082445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620367" calcext:value-type="float">
            <text:p>0.620367</text:p>
          </table:table-cell>
          <table:table-cell office:value-type="float" office:value="0.326183" calcext:value-type="float">
            <text:p>0.326183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36.832777" calcext:value-type="float">
            <text:p>36.832777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-0.031089" calcext:value-type="float">
            <text:p>-0.031089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69461" calcext:value-type="float">
            <text:p>0.669461</text:p>
          </table:table-cell>
          <table:table-cell office:value-type="float" office:value="0.349941" calcext:value-type="float">
            <text:p>0.349941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38.006073" calcext:value-type="float">
            <text:p>38.00607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069634" calcext:value-type="float">
            <text:p>0.069634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662561" calcext:value-type="float">
            <text:p>0.662561</text:p>
          </table:table-cell>
          <table:table-cell office:value-type="float" office:value="0.344889" calcext:value-type="float">
            <text:p>0.344889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19.613923" calcext:value-type="float">
            <text:p>19.613923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-1.695244" calcext:value-type="float">
            <text:p>-1.695244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62265" calcext:value-type="float">
            <text:p>0.862265</text:p>
          </table:table-cell>
          <table:table-cell office:value-type="float" office:value="0.499439" calcext:value-type="float">
            <text:p>0.499439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0.870877" calcext:value-type="float">
            <text:p>20.870877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-0.248641" calcext:value-type="float">
            <text:p>-0.248641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88216" calcext:value-type="float">
            <text:p>0.88216</text:p>
          </table:table-cell>
          <table:table-cell office:value-type="float" office:value="0.545327" calcext:value-type="float">
            <text:p>0.545327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1.721292" calcext:value-type="float">
            <text:p>21.721292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-0.285975" calcext:value-type="float">
            <text:p>-0.28597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69173" calcext:value-type="float">
            <text:p>0.869173</text:p>
          </table:table-cell>
          <table:table-cell office:value-type="float" office:value="0.557691" calcext:value-type="float">
            <text:p>0.557691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2.910864" calcext:value-type="float">
            <text:p>22.9108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36681" calcext:value-type="float">
            <text:p>0.936681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00574" calcext:value-type="float">
            <text:p>0.900574</text:p>
          </table:table-cell>
          <table:table-cell office:value-type="float" office:value="0.596027" calcext:value-type="float">
            <text:p>0.59602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0.005552" calcext:value-type="float">
            <text:p>20.005552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-1.623361" calcext:value-type="float">
            <text:p>-1.623361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73599" calcext:value-type="float">
            <text:p>0.873599</text:p>
          </table:table-cell>
          <table:table-cell office:value-type="float" office:value="0.519239" calcext:value-type="float">
            <text:p>0.519239</text:p>
          </table:table-cell>
        </table:table-row>
        <calcext:conditional-formats>
          <calcext:conditional-format calcext:target-range-address="HPSS.B2:HPSS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2:HPS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2:HPSS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2:HPS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2:HPSS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2:HPSS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2:HPSS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2:HPSS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2:HPSS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2:HPSS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2:HPSS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2:HPSS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2:HPSS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2:HPSS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2:HPSS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2:HPSS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2:HPSS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T2:HPSS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U2:HPS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V2:HPS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W2:HPS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X2:HPS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Y2:HPS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Z2:HPSS.Z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" table:style-name="ta1">
        <table:table-column table:style-name="co10" table:default-cell-style-name="Default"/>
        <table:table-column table:style-name="co9" table:default-cell-style-name="ce55"/>
        <table:table-column table:style-name="co9" table:default-cell-style-name="ce64"/>
        <table:table-column table:style-name="co9" table:default-cell-style-name="ce73"/>
        <table:table-column table:style-name="co9" table:default-cell-style-name="ce82"/>
        <table:table-column table:style-name="co9" table:default-cell-style-name="ce91"/>
        <table:table-column table:style-name="co9" table:default-cell-style-name="ce100"/>
        <table:table-column table:style-name="co9" table:default-cell-style-name="ce109"/>
        <table:table-column table:style-name="co9" table:default-cell-style-name="ce118"/>
        <table:table-column table:style-name="co9" table:default-cell-style-name="ce137"/>
        <table:table-column table:style-name="co9" table:default-cell-style-name="ce140"/>
        <table:table-column table:style-name="co9" table:default-cell-style-name="ce143"/>
        <table:table-column table:style-name="co9" table:default-cell-style-name="ce146"/>
        <table:table-column table:style-name="co11" table:default-cell-style-name="ce149"/>
        <table:table-column table:style-name="co9" table:default-cell-style-name="ce152"/>
        <table:table-column table:style-name="co9" table:default-cell-style-name="ce155"/>
        <table:table-column table:style-name="co9" table:default-cell-style-name="ce158"/>
        <table:table-column table:style-name="co9" table:default-cell-style-name="ce161"/>
        <table:table-column table:style-name="co9" table:default-cell-style-name="ce164"/>
        <table:table-column table:style-name="co9" table:default-cell-style-name="ce167"/>
        <table:table-column table:style-name="co9" table:default-cell-style-name="ce170"/>
        <table:table-column table:style-name="co9" table:default-cell-style-name="ce173"/>
        <table:table-column table:style-name="co9" table:default-cell-style-name="ce176"/>
        <table:table-column table:style-name="co9" table:default-cell-style-name="ce179"/>
        <table:table-column table:style-name="co9" table:default-cell-style-name="ce182"/>
        <table:table-column table:style-name="co9" table:default-cell-style-name="ce185"/>
        <table:table-column table:style-name="co12" table:default-cell-style-name="ce188"/>
        <table:table-column table:style-name="co9" table:default-cell-style-name="ce191"/>
        <table:table-column table:style-name="co9" table:default-cell-style-name="ce124"/>
        <table:table-column table:style-name="co9" table:default-cell-style-name="ce125"/>
        <table:table-column table:style-name="co9" table:default-cell-style-name="ce126"/>
        <table:table-column table:style-name="co9" table:default-cell-style-name="ce127"/>
        <table:table-column table:style-name="co9" table:default-cell-style-name="ce128"/>
        <table:table-column table:style-name="co9" table:default-cell-style-name="ce129"/>
        <table:table-column table:style-name="co9" table:default-cell-style-name="ce130"/>
        <table:table-column table:style-name="co9" table:default-cell-style-name="ce131"/>
        <table:table-column table:style-name="co9" table:default-cell-style-name="ce132"/>
        <table:table-column table:style-name="co9" table:default-cell-style-name="ce133"/>
        <table:table-column table:style-name="co9" table:default-cell-style-name="ce13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  <table:table-cell table:style-name="ce37"/>
          <table:table-cell table:style-name="Default" office:value-type="string" calcext:value-type="string">
            <text:p>V-O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V-SDR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V-qArtif</text:p>
          </table:table-cell>
          <table:table-cell table:style-name="Default" office:value-type="string" calcext:value-type="string">
            <text:p>V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.318467" calcext:value-type="float">
            <text:p>1.318467</text:p>
          </table:table-cell>
          <table:table-cell office:value-type="float" office:value="84.915837" calcext:value-type="float">
            <text:p>84.915837</text:p>
          </table:table-cell>
          <table:table-cell office:value-type="float" office:value="4.166758" calcext:value-type="float">
            <text:p>4.166758</text:p>
          </table:table-cell>
          <table:table-cell office:value-type="float" office:value="0.733074" calcext:value-type="float">
            <text:p>0.733074</text:p>
          </table:table-cell>
          <table:table-cell office:value-type="float" office:value="-3.342988" calcext:value-type="float">
            <text:p>-3.342988</text:p>
          </table:table-cell>
          <table:table-cell office:value-type="float" office:value="6.137934" calcext:value-type="float">
            <text:p>6.137934</text:p>
          </table:table-cell>
          <table:table-cell office:value-type="float" office:value="-1.042209" calcext:value-type="float">
            <text:p>-1.042209</text:p>
          </table:table-cell>
          <table:table-cell office:value-type="float" office:value="0.562341" calcext:value-type="float">
            <text:p>0.562341</text:p>
          </table:table-cell>
          <table:table-cell office:value-type="float" office:value="0.880402" calcext:value-type="float">
            <text:p>0.880402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211992" calcext:value-type="float">
            <text:p>0.211992</text:p>
          </table:table-cell>
          <table:table-cell/>
          <table:table-cell office:value-type="float" office:value="27.712381" calcext:value-type="float">
            <text:p>27.712381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82.556965" calcext:value-type="float">
            <text:p>82.556965</text:p>
          </table:table-cell>
          <table:table-cell office:value-type="float" office:value="0.512899" calcext:value-type="float">
            <text:p>0.512899</text:p>
          </table:table-cell>
          <table:table-cell office:value-type="float" office:value="-0.027069" calcext:value-type="float">
            <text:p>-0.027069</text:p>
          </table:table-cell>
          <table:table-cell office:value-type="float" office:value="4.443984" calcext:value-type="float">
            <text:p>4.443984</text:p>
          </table:table-cell>
          <table:table-cell office:value-type="float" office:value="2.678247" calcext:value-type="float">
            <text:p>2.678247</text:p>
          </table:table-cell>
          <table:table-cell office:value-type="float" office:value="-0.062897" calcext:value-type="float">
            <text:p>-0.062897</text:p>
          </table:table-cell>
          <table:table-cell office:value-type="float" office:value="0.370974" calcext:value-type="float">
            <text:p>0.370974</text:p>
          </table:table-cell>
          <table:table-cell office:value-type="float" office:value="0.811921" calcext:value-type="float">
            <text:p>0.81192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199854" calcext:value-type="float">
            <text:p>0.199854</text:p>
          </table:table-cell>
          <table:table-cell/>
          <table:table-cell office:value-type="float" office:value="19.596193" calcext:value-type="float">
            <text:p>19.596193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-3.645311" calcext:value-type="float">
            <text:p>-3.645311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0.47025" calcext:value-type="float">
            <text:p>0.470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12.862687" calcext:value-type="float">
            <text:p>12.862687</text:p>
          </table:table-cell>
          <table:table-cell office:value-type="float" office:value="0.418121" calcext:value-type="float">
            <text:p>0.418121</text:p>
          </table:table-cell>
          <table:table-cell office:value-type="float" office:value="84.990891" calcext:value-type="float">
            <text:p>84.990891</text:p>
          </table:table-cell>
          <table:table-cell office:value-type="float" office:value="1.780177" calcext:value-type="float">
            <text:p>1.780177</text:p>
          </table:table-cell>
          <table:table-cell office:value-type="float" office:value="-0.169997" calcext:value-type="float">
            <text:p>-0.169997</text:p>
          </table:table-cell>
          <table:table-cell office:value-type="float" office:value="-3.906898" calcext:value-type="float">
            <text:p>-3.906898</text:p>
          </table:table-cell>
          <table:table-cell office:value-type="float" office:value="6.961896" calcext:value-type="float">
            <text:p>6.961896</text:p>
          </table:table-cell>
          <table:table-cell office:value-type="float" office:value="-1.833561" calcext:value-type="float">
            <text:p>-1.833561</text:p>
          </table:table-cell>
          <table:table-cell office:value-type="float" office:value="0.447844" calcext:value-type="float">
            <text:p>0.447844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132519" calcext:value-type="float">
            <text:p>0.132519</text:p>
          </table:table-cell>
          <table:table-cell/>
          <table:table-cell office:value-type="float" office:value="27.234844" calcext:value-type="float">
            <text:p>27.234844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81.086006" calcext:value-type="float">
            <text:p>81.086006</text:p>
          </table:table-cell>
          <table:table-cell office:value-type="float" office:value="0.794786" calcext:value-type="float">
            <text:p>0.794786</text:p>
          </table:table-cell>
          <table:table-cell office:value-type="float" office:value="-0.04392" calcext:value-type="float">
            <text:p>-0.04392</text:p>
          </table:table-cell>
          <table:table-cell office:value-type="float" office:value="4.085652" calcext:value-type="float">
            <text:p>4.085652</text:p>
          </table:table-cell>
          <table:table-cell office:value-type="float" office:value="3.453231" calcext:value-type="float">
            <text:p>3.453231</text:p>
          </table:table-cell>
          <table:table-cell office:value-type="float" office:value="-0.102001" calcext:value-type="float">
            <text:p>-0.102001</text:p>
          </table:table-cell>
          <table:table-cell office:value-type="float" office:value="0.449916" calcext:value-type="float">
            <text:p>0.449916</text:p>
          </table:table-cell>
          <table:table-cell office:value-type="float" office:value="0.812117" calcext:value-type="float">
            <text:p>0.812117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251511" calcext:value-type="float">
            <text:p>0.251511</text:p>
          </table:table-cell>
          <table:table-cell/>
          <table:table-cell office:value-type="float" office:value="19.269387" calcext:value-type="float">
            <text:p>19.269387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-4.109337" calcext:value-type="float">
            <text:p>-4.109337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904446" calcext:value-type="float">
            <text:p>0.904446</text:p>
          </table:table-cell>
          <table:table-cell office:value-type="float" office:value="0.52314" calcext:value-type="float">
            <text:p>0.5231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7.489958" calcext:value-type="float">
            <text:p>7.489958</text:p>
          </table:table-cell>
          <table:table-cell office:value-type="float" office:value="0.167976" calcext:value-type="float">
            <text:p>0.167976</text:p>
          </table:table-cell>
          <table:table-cell office:value-type="float" office:value="83.0331" calcext:value-type="float">
            <text:p>83.0331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-0.577916" calcext:value-type="float">
            <text:p>-0.577916</text:p>
          </table:table-cell>
          <table:table-cell office:value-type="float" office:value="-0.188195" calcext:value-type="float">
            <text:p>-0.188195</text:p>
          </table:table-cell>
          <table:table-cell office:value-type="float" office:value="5.932927" calcext:value-type="float">
            <text:p>5.932927</text:p>
          </table:table-cell>
          <table:table-cell office:value-type="float" office:value="-1.354292" calcext:value-type="float">
            <text:p>-1.354292</text:p>
          </table:table-cell>
          <table:table-cell office:value-type="float" office:value="0.324813" calcext:value-type="float">
            <text:p>0.324813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014586" calcext:value-type="float">
            <text:p>0.014586</text:p>
          </table:table-cell>
          <table:table-cell/>
          <table:table-cell office:value-type="float" office:value="19.062722" calcext:value-type="float">
            <text:p>19.062722</text:p>
          </table:table-cell>
          <table:table-cell office:value-type="float" office:value="1.404418" calcext:value-type="float">
            <text:p>1.404418</text:p>
          </table:table-cell>
          <table:table-cell office:value-type="float" office:value="75.251881" calcext:value-type="float">
            <text:p>75.251881</text:p>
          </table:table-cell>
          <table:table-cell office:value-type="float" office:value="3.392426" calcext:value-type="float">
            <text:p>3.392426</text:p>
          </table:table-cell>
          <table:table-cell office:value-type="float" office:value="-0.138698" calcext:value-type="float">
            <text:p>-0.138698</text:p>
          </table:table-cell>
          <table:table-cell office:value-type="float" office:value="3.483265" calcext:value-type="float">
            <text:p>3.483265</text:p>
          </table:table-cell>
          <table:table-cell office:value-type="float" office:value="5.194242" calcext:value-type="float">
            <text:p>5.194242</text:p>
          </table:table-cell>
          <table:table-cell office:value-type="float" office:value="-0.332844" calcext:value-type="float">
            <text:p>-0.332844</text:p>
          </table:table-cell>
          <table:table-cell office:value-type="float" office:value="0.588769" calcext:value-type="float">
            <text:p>0.588769</text:p>
          </table:table-cell>
          <table:table-cell office:value-type="float" office:value="0.812242" calcext:value-type="float">
            <text:p>0.81224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315451" calcext:value-type="float">
            <text:p>0.315451</text:p>
          </table:table-cell>
          <table:table-cell/>
          <table:table-cell office:value-type="float" office:value="18.27664" calcext:value-type="float">
            <text:p>18.27664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-5.323946" calcext:value-type="float">
            <text:p>-5.323946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941983" calcext:value-type="float">
            <text:p>0.941983</text:p>
          </table:table-cell>
          <table:table-cell office:value-type="float" office:value="0.50452" calcext:value-type="float">
            <text:p>0.50452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10.169835" calcext:value-type="float">
            <text:p>10.169835</text:p>
          </table:table-cell>
          <table:table-cell office:value-type="float" office:value="0.249627" calcext:value-type="float">
            <text:p>0.249627</text:p>
          </table:table-cell>
          <table:table-cell office:value-type="float" office:value="83.772835" calcext:value-type="float">
            <text:p>83.772835</text:p>
          </table:table-cell>
          <table:table-cell office:value-type="float" office:value="1.594591" calcext:value-type="float">
            <text:p>1.594591</text:p>
          </table:table-cell>
          <table:table-cell office:value-type="float" office:value="-0.543558" calcext:value-type="float">
            <text:p>-0.543558</text:p>
          </table:table-cell>
          <table:table-cell office:value-type="float" office:value="2.830327" calcext:value-type="float">
            <text:p>2.830327</text:p>
          </table:table-cell>
          <table:table-cell office:value-type="float" office:value="5.807734" calcext:value-type="float">
            <text:p>5.807734</text:p>
          </table:table-cell>
          <table:table-cell office:value-type="float" office:value="-0.999896" calcext:value-type="float">
            <text:p>-0.999896</text:p>
          </table:table-cell>
          <table:table-cell office:value-type="float" office:value="0.330946" calcext:value-type="float">
            <text:p>0.330946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110254" calcext:value-type="float">
            <text:p>0.110254</text:p>
          </table:table-cell>
          <table:table-cell/>
          <table:table-cell office:value-type="float" office:value="12.289789" calcext:value-type="float">
            <text:p>12.289789</text:p>
          </table:table-cell>
          <table:table-cell office:value-type="float" office:value="3.01225" calcext:value-type="float">
            <text:p>3.01225</text:p>
          </table:table-cell>
          <table:table-cell office:value-type="float" office:value="66.071765" calcext:value-type="float">
            <text:p>66.071765</text:p>
          </table:table-cell>
          <table:table-cell office:value-type="float" office:value="8.037101" calcext:value-type="float">
            <text:p>8.037101</text:p>
          </table:table-cell>
          <table:table-cell office:value-type="float" office:value="-1.115902" calcext:value-type="float">
            <text:p>-1.115902</text:p>
          </table:table-cell>
          <table:table-cell office:value-type="float" office:value="4.916194" calcext:value-type="float">
            <text:p>4.916194</text:p>
          </table:table-cell>
          <table:table-cell office:value-type="float" office:value="8.169917" calcext:value-type="float">
            <text:p>8.169917</text:p>
          </table:table-cell>
          <table:table-cell office:value-type="float" office:value="-1.642485" calcext:value-type="float">
            <text:p>-1.642485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280873" calcext:value-type="float">
            <text:p>0.280873</text:p>
          </table:table-cell>
          <table:table-cell/>
          <table:table-cell office:value-type="float" office:value="16.680255" calcext:value-type="float">
            <text:p>16.68025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-4.688234" calcext:value-type="float">
            <text:p>-4.688234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477618" calcext:value-type="float">
            <text:p>0.47761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28.116977" calcext:value-type="float">
            <text:p>28.116977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84.46529" calcext:value-type="float">
            <text:p>84.46529</text:p>
          </table:table-cell>
          <table:table-cell office:value-type="float" office:value="0.706596" calcext:value-type="float">
            <text:p>0.706596</text:p>
          </table:table-cell>
          <table:table-cell office:value-type="float" office:value="-0.192321" calcext:value-type="float">
            <text:p>-0.192321</text:p>
          </table:table-cell>
          <table:table-cell office:value-type="float" office:value="3.217033" calcext:value-type="float">
            <text:p>3.217033</text:p>
          </table:table-cell>
          <table:table-cell office:value-type="float" office:value="2.358287" calcext:value-type="float">
            <text:p>2.358287</text:p>
          </table:table-cell>
          <table:table-cell office:value-type="float" office:value="-0.412045" calcext:value-type="float">
            <text:p>-0.412045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283496" calcext:value-type="float">
            <text:p>0.283496</text:p>
          </table:table-cell>
          <table:table-cell/>
          <table:table-cell office:value-type="float" office:value="7.786768" calcext:value-type="float">
            <text:p>7.786768</text:p>
          </table:table-cell>
          <table:table-cell office:value-type="float" office:value="2.729634" calcext:value-type="float">
            <text:p>2.729634</text:p>
          </table:table-cell>
          <table:table-cell office:value-type="float" office:value="41.633905" calcext:value-type="float">
            <text:p>41.633905</text:p>
          </table:table-cell>
          <table:table-cell office:value-type="float" office:value="12.318603" calcext:value-type="float">
            <text:p>12.318603</text:p>
          </table:table-cell>
          <table:table-cell office:value-type="float" office:value="-0.2657" calcext:value-type="float">
            <text:p>-0.2657</text:p>
          </table:table-cell>
          <table:table-cell office:value-type="float" office:value="-4.322958" calcext:value-type="float">
            <text:p>-4.322958</text:p>
          </table:table-cell>
          <table:table-cell office:value-type="float" office:value="7.044563" calcext:value-type="float">
            <text:p>7.044563</text:p>
          </table:table-cell>
          <table:table-cell office:value-type="float" office:value="-1.075175" calcext:value-type="float">
            <text:p>-1.075175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692515" calcext:value-type="float">
            <text:p>0.692515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216986" calcext:value-type="float">
            <text:p>0.216986</text:p>
          </table:table-cell>
          <table:table-cell/>
          <table:table-cell office:value-type="float" office:value="16.871596" calcext:value-type="float">
            <text:p>16.871596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-5.945687" calcext:value-type="float">
            <text:p>-5.94568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952029" calcext:value-type="float">
            <text:p>0.952029</text:p>
          </table:table-cell>
          <table:table-cell office:value-type="float" office:value="0.484558" calcext:value-type="float">
            <text:p>0.484558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359943" calcext:value-type="float">
            <text:p>10.359943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.179826" calcext:value-type="float">
            <text:p>1.179826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327351" calcext:value-type="float">
            <text:p>0.327351</text:p>
          </table:table-cell>
          <table:table-cell/>
          <table:table-cell office:value-type="float" office:value="20.695918" calcext:value-type="float">
            <text:p>20.695918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0.074497" calcext:value-type="float">
            <text:p>0.074497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195085" calcext:value-type="float">
            <text:p>0.195085</text:p>
          </table:table-cell>
          <table:table-cell/>
          <table:table-cell office:value-type="float" office:value="13.686909" calcext:value-type="float">
            <text:p>13.68690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-4.802394" calcext:value-type="float">
            <text:p>-4.8023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26743" calcext:value-type="float">
            <text:p>0.926743</text:p>
          </table:table-cell>
          <table:table-cell office:value-type="float" office:value="0.415205" calcext:value-type="float">
            <text:p>0.41520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0.047625" calcext:value-type="float">
            <text:p>10.047625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0.701738" calcext:value-type="float">
            <text:p>0.701738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328853" calcext:value-type="float">
            <text:p>0.328853</text:p>
          </table:table-cell>
          <table:table-cell/>
          <table:table-cell office:value-type="float" office:value="22.388466" calcext:value-type="float">
            <text:p>22.388466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0.089073" calcext:value-type="float">
            <text:p>0.089073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278986" calcext:value-type="float">
            <text:p>0.278986</text:p>
          </table:table-cell>
          <table:table-cell/>
          <table:table-cell office:value-type="float" office:value="14.417925" calcext:value-type="float">
            <text:p>14.417925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-4.688107" calcext:value-type="float">
            <text:p>-4.688107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45127" calcext:value-type="float">
            <text:p>0.945127</text:p>
          </table:table-cell>
          <table:table-cell office:value-type="float" office:value="0.429802" calcext:value-type="float">
            <text:p>0.429802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0.102735" calcext:value-type="float">
            <text:p>10.102735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332999" calcext:value-type="float">
            <text:p>0.332999</text:p>
          </table:table-cell>
          <table:table-cell/>
          <table:table-cell office:value-type="float" office:value="18.735103" calcext:value-type="float">
            <text:p>18.735103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0.085049" calcext:value-type="float">
            <text:p>0.085049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323781" calcext:value-type="float">
            <text:p>0.323781</text:p>
          </table:table-cell>
          <table:table-cell/>
          <table:table-cell office:value-type="float" office:value="17.764775" calcext:value-type="float">
            <text:p>17.764775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-4.659558" calcext:value-type="float">
            <text:p>-4.659558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59212" calcext:value-type="float">
            <text:p>0.959212</text:p>
          </table:table-cell>
          <table:table-cell office:value-type="float" office:value="0.498946" calcext:value-type="float">
            <text:p>0.498946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0.542727" calcext:value-type="float">
            <text:p>10.542727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0.291136" calcext:value-type="float">
            <text:p>-0.291136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327325" calcext:value-type="float">
            <text:p>0.327325</text:p>
          </table:table-cell>
          <table:table-cell/>
          <table:table-cell office:value-type="float" office:value="15.944614" calcext:value-type="float">
            <text:p>15.944614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0.062245" calcext:value-type="float">
            <text:p>0.06224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340399" calcext:value-type="float">
            <text:p>0.340399</text:p>
          </table:table-cell>
          <table:table-cell/>
          <table:table-cell office:value-type="float" office:value="19.688264" calcext:value-type="float">
            <text:p>19.688264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-4.644697" calcext:value-type="float">
            <text:p>-4.644697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965718" calcext:value-type="float">
            <text:p>0.965718</text:p>
          </table:table-cell>
          <table:table-cell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58" office:value-type="float" office:value="18.948219" calcext:value-type="float">
            <text:p>18.948219</text:p>
          </table:table-cell>
          <table:table-cell table:style-name="ce67" office:value-type="float" office:value="5.451925" calcext:value-type="float">
            <text:p>5.451925</text:p>
          </table:table-cell>
          <table:table-cell table:style-name="ce76" office:value-type="float" office:value="31.676609" calcext:value-type="float">
            <text:p>31.676609</text:p>
          </table:table-cell>
          <table:table-cell table:style-name="ce85" office:value-type="float" office:value="21.293111" calcext:value-type="float">
            <text:p>21.293111</text:p>
          </table:table-cell>
          <table:table-cell table:style-name="ce94" office:value-type="float" office:value="-0.71124" calcext:value-type="float">
            <text:p>-0.71124</text:p>
          </table:table-cell>
          <table:table-cell table:style-name="ce103" office:value-type="float" office:value="-0.480093" calcext:value-type="float">
            <text:p>-0.480093</text:p>
          </table:table-cell>
          <table:table-cell table:style-name="ce112" office:value-type="float" office:value="4.058125" calcext:value-type="float">
            <text:p>4.058125</text:p>
          </table:table-cell>
          <table:table-cell table:style-name="ce135" office:value-type="float" office:value="-1.853576" calcext:value-type="float">
            <text:p>-1.853576</text:p>
          </table:table-cell>
          <table:table-cell table:style-name="ce138" office:value-type="float" office:value="0.734285" calcext:value-type="float">
            <text:p>0.734285</text:p>
          </table:table-cell>
          <table:table-cell table:style-name="ce141" office:value-type="float" office:value="0.680242" calcext:value-type="float">
            <text:p>0.680242</text:p>
          </table:table-cell>
          <table:table-cell table:style-name="ce144" office:value-type="float" office:value="0.911795" calcext:value-type="float">
            <text:p>0.911795</text:p>
          </table:table-cell>
          <table:table-cell table:style-name="ce147" office:value-type="float" office:value="0.516316" calcext:value-type="float">
            <text:p>0.516316</text:p>
          </table:table-cell>
          <table:table-cell table:style-name="ce150"/>
          <table:table-cell table:style-name="ce153" office:value-type="float" office:value="13.219946" calcext:value-type="float">
            <text:p>13.219946</text:p>
          </table:table-cell>
          <table:table-cell table:style-name="ce156" office:value-type="float" office:value="14.006618" calcext:value-type="float">
            <text:p>14.006618</text:p>
          </table:table-cell>
          <table:table-cell table:style-name="ce159" office:value-type="float" office:value="47.638834" calcext:value-type="float">
            <text:p>47.638834</text:p>
          </table:table-cell>
          <table:table-cell table:style-name="ce162" office:value-type="float" office:value="25.126249" calcext:value-type="float">
            <text:p>25.126249</text:p>
          </table:table-cell>
          <table:table-cell table:style-name="ce165" office:value-type="float" office:value="-1.291051" calcext:value-type="float">
            <text:p>-1.291051</text:p>
          </table:table-cell>
          <table:table-cell table:style-name="ce168" office:value-type="float" office:value="-0.816376" calcext:value-type="float">
            <text:p>-0.816376</text:p>
          </table:table-cell>
          <table:table-cell table:style-name="ce171" office:value-type="float" office:value="4.332227" calcext:value-type="float">
            <text:p>4.332227</text:p>
          </table:table-cell>
          <table:table-cell table:style-name="ce174" office:value-type="float" office:value="-1.87396" calcext:value-type="float">
            <text:p>-1.87396</text:p>
          </table:table-cell>
          <table:table-cell table:style-name="ce177" office:value-type="float" office:value="0.796422" calcext:value-type="float">
            <text:p>0.796422</text:p>
          </table:table-cell>
          <table:table-cell table:style-name="ce180" office:value-type="float" office:value="0.77922" calcext:value-type="float">
            <text:p>0.77922</text:p>
          </table:table-cell>
          <table:table-cell table:style-name="ce183" office:value-type="float" office:value="0.904177" calcext:value-type="float">
            <text:p>0.904177</text:p>
          </table:table-cell>
          <table:table-cell table:style-name="ce186" office:value-type="float" office:value="0.39556" calcext:value-type="float">
            <text:p>0.39556</text:p>
          </table:table-cell>
          <table:table-cell table:style-name="ce189"/>
          <table:table-cell table:style-name="ce192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6.467407" calcext:value-type="float">
            <text:p>26.467407</text:p>
          </table:table-cell>
          <table:table-cell table:style-name="ce157" office:value-type="float" office:value="0.168065" calcext:value-type="float">
            <text:p>0.168065</text:p>
          </table:table-cell>
          <table:table-cell table:style-name="ce160" office:value-type="float" office:value="81.981473" calcext:value-type="float">
            <text:p>81.981473</text:p>
          </table:table-cell>
          <table:table-cell table:style-name="ce163" office:value-type="float" office:value="0.717614" calcext:value-type="float">
            <text:p>0.717614</text:p>
          </table:table-cell>
          <table:table-cell table:style-name="ce166" office:value-type="float" office:value="-0.177609" calcext:value-type="float">
            <text:p>-0.177609</text:p>
          </table:table-cell>
          <table:table-cell table:style-name="ce169" office:value-type="float" office:value="2.862635" calcext:value-type="float">
            <text:p>2.862635</text:p>
          </table:table-cell>
          <table:table-cell table:style-name="ce172" office:value-type="float" office:value="2.541164" calcext:value-type="float">
            <text:p>2.541164</text:p>
          </table:table-cell>
          <table:table-cell table:style-name="ce175" office:value-type="float" office:value="-0.236005" calcext:value-type="float">
            <text:p>-0.236005</text:p>
          </table:table-cell>
          <table:table-cell table:style-name="ce178" office:value-type="float" office:value="0.392058" calcext:value-type="float">
            <text:p>0.392058</text:p>
          </table:table-cell>
          <table:table-cell table:style-name="ce181" office:value-type="float" office:value="0.819236" calcext:value-type="float">
            <text:p>0.819236</text:p>
          </table:table-cell>
          <table:table-cell table:style-name="ce184" office:value-type="float" office:value="0.70502" calcext:value-type="float">
            <text:p>0.70502</text:p>
          </table:table-cell>
          <table:table-cell table:style-name="ce187" office:value-type="float" office:value="0.247544" calcext:value-type="float">
            <text:p>0.247544</text:p>
          </table:table-cell>
          <table:table-cell table:style-name="ce190"/>
          <table:table-cell table:style-name="ce193" office:value-type="float" office:value="20.10757" calcext:value-type="float">
            <text:p>20.10757</text:p>
          </table:table-cell>
          <table:table-cell office:value-type="float" office:value="12.76157" calcext:value-type="float">
            <text:p>12.76157</text:p>
          </table:table-cell>
          <table:table-cell office:value-type="float" office:value="42.814702" calcext:value-type="float">
            <text:p>42.814702</text:p>
          </table:table-cell>
          <table:table-cell office:value-type="float" office:value="25.688067" calcext:value-type="float">
            <text:p>25.688067</text:p>
          </table:table-cell>
          <table:table-cell office:value-type="float" office:value="-3.908248" calcext:value-type="float">
            <text:p>-3.908248</text:p>
          </table:table-cell>
          <table:table-cell office:value-type="float" office:value="-5.193623" calcext:value-type="float">
            <text:p>-5.193623</text:p>
          </table:table-cell>
          <table:table-cell office:value-type="float" office:value="9.350476" calcext:value-type="float">
            <text:p>9.350476</text:p>
          </table:table-cell>
          <table:table-cell office:value-type="float" office:value="-6.017673" calcext:value-type="float">
            <text:p>-6.017673</text:p>
          </table:table-cell>
          <table:table-cell office:value-type="float" office:value="0.789287" calcext:value-type="float">
            <text:p>0.789287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54088" calcext:value-type="float">
            <text:p>0.5408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8.869341" calcext:value-type="float">
            <text:p>28.869341</text:p>
          </table:table-cell>
          <table:table-cell table:style-name="ce157" office:value-type="float" office:value="0.211051" calcext:value-type="float">
            <text:p>0.211051</text:p>
          </table:table-cell>
          <table:table-cell table:style-name="ce160" office:value-type="float" office:value="80.544164" calcext:value-type="float">
            <text:p>80.544164</text:p>
          </table:table-cell>
          <table:table-cell table:style-name="ce163" office:value-type="float" office:value="0.727754" calcext:value-type="float">
            <text:p>0.727754</text:p>
          </table:table-cell>
          <table:table-cell table:style-name="ce166" office:value-type="float" office:value="-0.041342" calcext:value-type="float">
            <text:p>-0.041342</text:p>
          </table:table-cell>
          <table:table-cell table:style-name="ce169" office:value-type="float" office:value="5.062768" calcext:value-type="float">
            <text:p>5.062768</text:p>
          </table:table-cell>
          <table:table-cell table:style-name="ce172" office:value-type="float" office:value="4.130374" calcext:value-type="float">
            <text:p>4.130374</text:p>
          </table:table-cell>
          <table:table-cell table:style-name="ce175" office:value-type="float" office:value="-0.0851" calcext:value-type="float">
            <text:p>-0.0851</text:p>
          </table:table-cell>
          <table:table-cell table:style-name="ce178" office:value-type="float" office:value="0.429081" calcext:value-type="float">
            <text:p>0.429081</text:p>
          </table:table-cell>
          <table:table-cell table:style-name="ce181" office:value-type="float" office:value="0.809817" calcext:value-type="float">
            <text:p>0.809817</text:p>
          </table:table-cell>
          <table:table-cell table:style-name="ce184" office:value-type="float" office:value="0.699017" calcext:value-type="float">
            <text:p>0.699017</text:p>
          </table:table-cell>
          <table:table-cell table:style-name="ce187" office:value-type="float" office:value="0.275744" calcext:value-type="float">
            <text:p>0.275744</text:p>
          </table:table-cell>
          <table:table-cell table:style-name="ce190"/>
          <table:table-cell table:style-name="ce193" office:value-type="float" office:value="19.59951" calcext:value-type="float">
            <text:p>19.59951</text:p>
          </table:table-cell>
          <table:table-cell office:value-type="float" office:value="16.560928" calcext:value-type="float">
            <text:p>16.560928</text:p>
          </table:table-cell>
          <table:table-cell office:value-type="float" office:value="37.34778" calcext:value-type="float">
            <text:p>37.34778</text:p>
          </table:table-cell>
          <table:table-cell office:value-type="float" office:value="28.314491" calcext:value-type="float">
            <text:p>28.314491</text:p>
          </table:table-cell>
          <table:table-cell office:value-type="float" office:value="-1.427664" calcext:value-type="float">
            <text:p>-1.427664</text:p>
          </table:table-cell>
          <table:table-cell office:value-type="float" office:value="-5.339559" calcext:value-type="float">
            <text:p>-5.339559</text:p>
          </table:table-cell>
          <table:table-cell office:value-type="float" office:value="9.227871" calcext:value-type="float">
            <text:p>9.227871</text:p>
          </table:table-cell>
          <table:table-cell office:value-type="float" office:value="-4.736095" calcext:value-type="float">
            <text:p>-4.73609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0.707906" calcext:value-type="float">
            <text:p>0.707906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527438" calcext:value-type="float">
            <text:p>0.527438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2.53" calcext:value-type="float">
            <text:p>22.53</text:p>
          </table:table-cell>
          <table:table-cell table:style-name="ce157" office:value-type="float" office:value="0.055565" calcext:value-type="float">
            <text:p>0.055565</text:p>
          </table:table-cell>
          <table:table-cell table:style-name="ce160" office:value-type="float" office:value="91.891757" calcext:value-type="float">
            <text:p>91.891757</text:p>
          </table:table-cell>
          <table:table-cell table:style-name="ce163" office:value-type="float" office:value="0.982946" calcext:value-type="float">
            <text:p>0.982946</text:p>
          </table:table-cell>
          <table:table-cell table:style-name="ce166" office:value-type="float" office:value="-0.005137" calcext:value-type="float">
            <text:p>-0.005137</text:p>
          </table:table-cell>
          <table:table-cell table:style-name="ce169" office:value-type="float" office:value="-1.333332" calcext:value-type="float">
            <text:p>-1.333332</text:p>
          </table:table-cell>
          <table:table-cell table:style-name="ce172" office:value-type="float" office:value="-1.33054" calcext:value-type="float">
            <text:p>-1.33054</text:p>
          </table:table-cell>
          <table:table-cell table:style-name="ce175" office:value-type="float" office:value="-0.037168" calcext:value-type="float">
            <text:p>-0.037168</text:p>
          </table:table-cell>
          <table:table-cell table:style-name="ce178" office:value-type="float" office:value="0.342226" calcext:value-type="float">
            <text:p>0.342226</text:p>
          </table:table-cell>
          <table:table-cell table:style-name="ce181" office:value-type="float" office:value="0.921715" calcext:value-type="float">
            <text:p>0.921715</text:p>
          </table:table-cell>
          <table:table-cell table:style-name="ce184" office:value-type="float" office:value="0.741871" calcext:value-type="float">
            <text:p>0.741871</text:p>
          </table:table-cell>
          <table:table-cell table:style-name="ce187" office:value-type="float" office:value="0.286252" calcext:value-type="float">
            <text:p>0.286252</text:p>
          </table:table-cell>
          <table:table-cell table:style-name="ce190"/>
          <table:table-cell table:style-name="ce193" office:value-type="float" office:value="19.693167" calcext:value-type="float">
            <text:p>19.693167</text:p>
          </table:table-cell>
          <table:table-cell office:value-type="float" office:value="16.23113" calcext:value-type="float">
            <text:p>16.23113</text:p>
          </table:table-cell>
          <table:table-cell office:value-type="float" office:value="13.299048" calcext:value-type="float">
            <text:p>13.299048</text:p>
          </table:table-cell>
          <table:table-cell office:value-type="float" office:value="39.247014" calcext:value-type="float">
            <text:p>39.247014</text:p>
          </table:table-cell>
          <table:table-cell office:value-type="float" office:value="-1.870567" calcext:value-type="float">
            <text:p>-1.870567</text:p>
          </table:table-cell>
          <table:table-cell office:value-type="float" office:value="-6.514813" calcext:value-type="float">
            <text:p>-6.514813</text:p>
          </table:table-cell>
          <table:table-cell office:value-type="float" office:value="12.473982" calcext:value-type="float">
            <text:p>12.473982</text:p>
          </table:table-cell>
          <table:table-cell office:value-type="float" office:value="-6.200275" calcext:value-type="float">
            <text:p>-6.200275</text:p>
          </table:table-cell>
          <table:table-cell office:value-type="float" office:value="0.882603" calcext:value-type="float">
            <text:p>0.882603</text:p>
          </table:table-cell>
          <table:table-cell office:value-type="float" office:value="0.683319" calcext:value-type="float">
            <text:p>0.683319</text:p>
          </table:table-cell>
          <table:table-cell office:value-type="float" office:value="0.968174" calcext:value-type="float">
            <text:p>0.968174</text:p>
          </table:table-cell>
          <table:table-cell office:value-type="float" office:value="0.545499" calcext:value-type="float">
            <text:p>0.545499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2.538951" calcext:value-type="float">
            <text:p>22.538951</text:p>
          </table:table-cell>
          <table:table-cell table:style-name="ce157" office:value-type="float" office:value="0.071214" calcext:value-type="float">
            <text:p>0.071214</text:p>
          </table:table-cell>
          <table:table-cell table:style-name="ce160" office:value-type="float" office:value="91.880738" calcext:value-type="float">
            <text:p>91.880738</text:p>
          </table:table-cell>
          <table:table-cell table:style-name="ce163" office:value-type="float" office:value="1.155005" calcext:value-type="float">
            <text:p>1.155005</text:p>
          </table:table-cell>
          <table:table-cell table:style-name="ce166" office:value-type="float" office:value="0.089686" calcext:value-type="float">
            <text:p>0.089686</text:p>
          </table:table-cell>
          <table:table-cell table:style-name="ce169" office:value-type="float" office:value="1.18847" calcext:value-type="float">
            <text:p>1.18847</text:p>
          </table:table-cell>
          <table:table-cell table:style-name="ce172" office:value-type="float" office:value="-0.822802" calcext:value-type="float">
            <text:p>-0.822802</text:p>
          </table:table-cell>
          <table:table-cell table:style-name="ce175" office:value-type="float" office:value="0.065655" calcext:value-type="float">
            <text:p>0.065655</text:p>
          </table:table-cell>
          <table:table-cell table:style-name="ce178" office:value-type="float" office:value="0.372612" calcext:value-type="float">
            <text:p>0.372612</text:p>
          </table:table-cell>
          <table:table-cell table:style-name="ce181" office:value-type="float" office:value="0.924278" calcext:value-type="float">
            <text:p>0.924278</text:p>
          </table:table-cell>
          <table:table-cell table:style-name="ce184" office:value-type="float" office:value="0.746048" calcext:value-type="float">
            <text:p>0.746048</text:p>
          </table:table-cell>
          <table:table-cell table:style-name="ce187" office:value-type="float" office:value="0.299056" calcext:value-type="float">
            <text:p>0.299056</text:p>
          </table:table-cell>
          <table:table-cell table:style-name="ce190"/>
          <table:table-cell table:style-name="ce193" office:value-type="float" office:value="19.240444" calcext:value-type="float">
            <text:p>19.240444</text:p>
          </table:table-cell>
          <table:table-cell office:value-type="float" office:value="53.27341" calcext:value-type="float">
            <text:p>53.27341</text:p>
          </table:table-cell>
          <table:table-cell office:value-type="float" office:value="10.827426" calcext:value-type="float">
            <text:p>10.827426</text:p>
          </table:table-cell>
          <table:table-cell office:value-type="float" office:value="49.968451" calcext:value-type="float">
            <text:p>49.968451</text:p>
          </table:table-cell>
          <table:table-cell office:value-type="float" office:value="5.302857" calcext:value-type="float">
            <text:p>5.302857</text:p>
          </table:table-cell>
          <table:table-cell office:value-type="float" office:value="-6.359823" calcext:value-type="float">
            <text:p>-6.359823</text:p>
          </table:table-cell>
          <table:table-cell office:value-type="float" office:value="11.104939" calcext:value-type="float">
            <text:p>11.104939</text:p>
          </table:table-cell>
          <table:table-cell office:value-type="float" office:value="-4.686514" calcext:value-type="float">
            <text:p>-4.686514</text:p>
          </table:table-cell>
          <table:table-cell office:value-type="float" office:value="0.972136" calcext:value-type="float">
            <text:p>0.972136</text:p>
          </table:table-cell>
          <table:table-cell office:value-type="float" office:value="0.632936" calcext:value-type="float">
            <text:p>0.632936</text:p>
          </table:table-cell>
          <table:table-cell office:value-type="float" office:value="0.967156" calcext:value-type="float">
            <text:p>0.967156</text:p>
          </table:table-cell>
          <table:table-cell office:value-type="float" office:value="0.536696" calcext:value-type="float">
            <text:p>0.536696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2.030363" calcext:value-type="float">
            <text:p>12.030363</text:p>
          </table:table-cell>
          <table:table-cell table:style-name="ce157" office:value-type="float" office:value="13.80183" calcext:value-type="float">
            <text:p>13.80183</text:p>
          </table:table-cell>
          <table:table-cell table:style-name="ce160" office:value-type="float" office:value="64.525521" calcext:value-type="float">
            <text:p>64.525521</text:p>
          </table:table-cell>
          <table:table-cell table:style-name="ce163" office:value-type="float" office:value="21.851924" calcext:value-type="float">
            <text:p>21.851924</text:p>
          </table:table-cell>
          <table:table-cell table:style-name="ce166" office:value-type="float" office:value="-1.456152" calcext:value-type="float">
            <text:p>-1.456152</text:p>
          </table:table-cell>
          <table:table-cell table:style-name="ce169" office:value-type="float" office:value="-0.10011" calcext:value-type="float">
            <text:p>-0.10011</text:p>
          </table:table-cell>
          <table:table-cell table:style-name="ce172" office:value-type="float" office:value="3.611064" calcext:value-type="float">
            <text:p>3.611064</text:p>
          </table:table-cell>
          <table:table-cell table:style-name="ce175" office:value-type="float" office:value="-1.801205" calcext:value-type="float">
            <text:p>-1.801205</text:p>
          </table:table-cell>
          <table:table-cell table:style-name="ce178" office:value-type="float" office:value="0.758065" calcext:value-type="float">
            <text:p>0.758065</text:p>
          </table:table-cell>
          <table:table-cell table:style-name="ce181" office:value-type="float" office:value="0.862202" calcext:value-type="float">
            <text:p>0.862202</text:p>
          </table:table-cell>
          <table:table-cell table:style-name="ce184" office:value-type="float" office:value="0.900465" calcext:value-type="float">
            <text:p>0.900465</text:p>
          </table:table-cell>
          <table:table-cell table:style-name="ce187" office:value-type="float" office:value="0.365853" calcext:value-type="float">
            <text:p>0.365853</text:p>
          </table:table-cell>
          <table:table-cell table:style-name="ce190"/>
          <table:table-cell table:style-name="ce193" office:value-type="float" office:value="23.005773" calcext:value-type="float">
            <text:p>23.005773</text:p>
          </table:table-cell>
          <table:table-cell office:value-type="float" office:value="4.072964" calcext:value-type="float">
            <text:p>4.072964</text:p>
          </table:table-cell>
          <table:table-cell office:value-type="float" office:value="68.288223" calcext:value-type="float">
            <text:p>68.288223</text:p>
          </table:table-cell>
          <table:table-cell office:value-type="float" office:value="7.897314" calcext:value-type="float">
            <text:p>7.897314</text:p>
          </table:table-cell>
          <table:table-cell office:value-type="float" office:value="-2.286086" calcext:value-type="float">
            <text:p>-2.286086</text:p>
          </table:table-cell>
          <table:table-cell office:value-type="float" office:value="-1.712786" calcext:value-type="float">
            <text:p>-1.712786</text:p>
          </table:table-cell>
          <table:table-cell office:value-type="float" office:value="2.425461" calcext:value-type="float">
            <text:p>2.425461</text:p>
          </table:table-cell>
          <table:table-cell office:value-type="float" office:value="-3.48333" calcext:value-type="float">
            <text:p>-3.48333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813289" calcext:value-type="float">
            <text:p>0.813289</text:p>
          </table:table-cell>
          <table:table-cell office:value-type="float" office:value="0.82671" calcext:value-type="float">
            <text:p>0.82671</text:p>
          </table:table-cell>
          <table:table-cell office:value-type="float" office:value="0.553527" calcext:value-type="float">
            <text:p>0.553527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3.51477" calcext:value-type="float">
            <text:p>13.51477</text:p>
          </table:table-cell>
          <table:table-cell table:style-name="ce157" office:value-type="float" office:value="14.451318" calcext:value-type="float">
            <text:p>14.451318</text:p>
          </table:table-cell>
          <table:table-cell table:style-name="ce160" office:value-type="float" office:value="55.697472" calcext:value-type="float">
            <text:p>55.697472</text:p>
          </table:table-cell>
          <table:table-cell table:style-name="ce163" office:value-type="float" office:value="23.483469" calcext:value-type="float">
            <text:p>23.483469</text:p>
          </table:table-cell>
          <table:table-cell table:style-name="ce166" office:value-type="float" office:value="-0.118652" calcext:value-type="float">
            <text:p>-0.118652</text:p>
          </table:table-cell>
          <table:table-cell table:style-name="ce169" office:value-type="float" office:value="-0.124817" calcext:value-type="float">
            <text:p>-0.124817</text:p>
          </table:table-cell>
          <table:table-cell table:style-name="ce172" office:value-type="float" office:value="5.692376" calcext:value-type="float">
            <text:p>5.692376</text:p>
          </table:table-cell>
          <table:table-cell table:style-name="ce175" office:value-type="float" office:value="-0.305812" calcext:value-type="float">
            <text:p>-0.305812</text:p>
          </table:table-cell>
          <table:table-cell table:style-name="ce178" office:value-type="float" office:value="0.752901" calcext:value-type="float">
            <text:p>0.752901</text:p>
          </table:table-cell>
          <table:table-cell table:style-name="ce181" office:value-type="float" office:value="0.848808" calcext:value-type="float">
            <text:p>0.848808</text:p>
          </table:table-cell>
          <table:table-cell table:style-name="ce184" office:value-type="float" office:value="0.91863" calcext:value-type="float">
            <text:p>0.91863</text:p>
          </table:table-cell>
          <table:table-cell table:style-name="ce187" office:value-type="float" office:value="0.412267" calcext:value-type="float">
            <text:p>0.412267</text:p>
          </table:table-cell>
          <table:table-cell table:style-name="ce190"/>
          <table:table-cell table:style-name="ce193" office:value-type="float" office:value="24.366109" calcext:value-type="float">
            <text:p>24.366109</text:p>
          </table:table-cell>
          <table:table-cell office:value-type="float" office:value="1.863261" calcext:value-type="float">
            <text:p>1.863261</text:p>
          </table:table-cell>
          <table:table-cell office:value-type="float" office:value="61.552106" calcext:value-type="float">
            <text:p>61.552106</text:p>
          </table:table-cell>
          <table:table-cell office:value-type="float" office:value="4.35446" calcext:value-type="float">
            <text:p>4.35446</text:p>
          </table:table-cell>
          <table:table-cell office:value-type="float" office:value="-0.127095" calcext:value-type="float">
            <text:p>-0.127095</text:p>
          </table:table-cell>
          <table:table-cell office:value-type="float" office:value="-6.293646" calcext:value-type="float">
            <text:p>-6.293646</text:p>
          </table:table-cell>
          <table:table-cell office:value-type="float" office:value="4.171386" calcext:value-type="float">
            <text:p>4.171386</text:p>
          </table:table-cell>
          <table:table-cell office:value-type="float" office:value="-0.85444" calcext:value-type="float">
            <text:p>-0.85444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755044" calcext:value-type="float">
            <text:p>0.755044</text:p>
          </table:table-cell>
          <table:table-cell office:value-type="float" office:value="0.79173" calcext:value-type="float">
            <text:p>0.79173</text:p>
          </table:table-cell>
          <table:table-cell office:value-type="float" office:value="0.542083" calcext:value-type="float">
            <text:p>0.542083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4.898061" calcext:value-type="float">
            <text:p>14.898061</text:p>
          </table:table-cell>
          <table:table-cell table:style-name="ce157" office:value-type="float" office:value="5.864169" calcext:value-type="float">
            <text:p>5.864169</text:p>
          </table:table-cell>
          <table:table-cell table:style-name="ce160" office:value-type="float" office:value="43.179255" calcext:value-type="float">
            <text:p>43.179255</text:p>
          </table:table-cell>
          <table:table-cell table:style-name="ce163" office:value-type="float" office:value="17.444345" calcext:value-type="float">
            <text:p>17.444345</text:p>
          </table:table-cell>
          <table:table-cell table:style-name="ce166" office:value-type="float" office:value="-0.092009" calcext:value-type="float">
            <text:p>-0.092009</text:p>
          </table:table-cell>
          <table:table-cell table:style-name="ce169" office:value-type="float" office:value="0.537334" calcext:value-type="float">
            <text:p>0.537334</text:p>
          </table:table-cell>
          <table:table-cell table:style-name="ce172" office:value-type="float" office:value="4.339977" calcext:value-type="float">
            <text:p>4.339977</text:p>
          </table:table-cell>
          <table:table-cell table:style-name="ce175" office:value-type="float" office:value="-0.339715" calcext:value-type="float">
            <text:p>-0.339715</text:p>
          </table:table-cell>
          <table:table-cell table:style-name="ce178" office:value-type="float" office:value="0.70171" calcext:value-type="float">
            <text:p>0.70171</text:p>
          </table:table-cell>
          <table:table-cell table:style-name="ce181" office:value-type="float" office:value="0.743997" calcext:value-type="float">
            <text:p>0.743997</text:p>
          </table:table-cell>
          <table:table-cell table:style-name="ce184" office:value-type="float" office:value="0.898944" calcext:value-type="float">
            <text:p>0.898944</text:p>
          </table:table-cell>
          <table:table-cell table:style-name="ce187" office:value-type="float" office:value="0.42687" calcext:value-type="float">
            <text:p>0.42687</text:p>
          </table:table-cell>
          <table:table-cell table:style-name="ce190"/>
          <table:table-cell table:style-name="ce193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6.490679" calcext:value-type="float">
            <text:p>16.490679</text:p>
          </table:table-cell>
          <table:table-cell table:style-name="ce157" office:value-type="float" office:value="4.830209" calcext:value-type="float">
            <text:p>4.830209</text:p>
          </table:table-cell>
          <table:table-cell table:style-name="ce160" office:value-type="float" office:value="23.454464" calcext:value-type="float">
            <text:p>23.454464</text:p>
          </table:table-cell>
          <table:table-cell table:style-name="ce163" office:value-type="float" office:value="19.958671" calcext:value-type="float">
            <text:p>19.958671</text:p>
          </table:table-cell>
          <table:table-cell table:style-name="ce166" office:value-type="float" office:value="1.041788" calcext:value-type="float">
            <text:p>1.041788</text:p>
          </table:table-cell>
          <table:table-cell table:style-name="ce169" office:value-type="float" office:value="0.211008" calcext:value-type="float">
            <text:p>0.211008</text:p>
          </table:table-cell>
          <table:table-cell table:style-name="ce172" office:value-type="float" office:value="8.371987" calcext:value-type="float">
            <text:p>8.371987</text:p>
          </table:table-cell>
          <table:table-cell table:style-name="ce175" office:value-type="float" office:value="0.900004" calcext:value-type="float">
            <text:p>0.900004</text:p>
          </table:table-cell>
          <table:table-cell table:style-name="ce178" office:value-type="float" office:value="0.720385" calcext:value-type="float">
            <text:p>0.720385</text:p>
          </table:table-cell>
          <table:table-cell table:style-name="ce181" office:value-type="float" office:value="0.662273" calcext:value-type="float">
            <text:p>0.662273</text:p>
          </table:table-cell>
          <table:table-cell table:style-name="ce184" office:value-type="float" office:value="0.930494" calcext:value-type="float">
            <text:p>0.930494</text:p>
          </table:table-cell>
          <table:table-cell table:style-name="ce187" office:value-type="float" office:value="0.476017" calcext:value-type="float">
            <text:p>0.476017</text:p>
          </table:table-cell>
          <table:table-cell table:style-name="ce190"/>
          <table:table-cell table:style-name="ce193" office:value-type="float" office:value="22.025818" calcext:value-type="float">
            <text:p>22.025818</text:p>
          </table:table-cell>
          <table:table-cell office:value-type="float" office:value="14.822934" calcext:value-type="float">
            <text:p>14.822934</text:p>
          </table:table-cell>
          <table:table-cell office:value-type="float" office:value="20.708169" calcext:value-type="float">
            <text:p>20.708169</text:p>
          </table:table-cell>
          <table:table-cell office:value-type="float" office:value="32.211803" calcext:value-type="float">
            <text:p>32.211803</text:p>
          </table:table-cell>
          <table:table-cell office:value-type="float" office:value="2.002549" calcext:value-type="float">
            <text:p>2.002549</text:p>
          </table:table-cell>
          <table:table-cell office:value-type="float" office:value="-5.706019" calcext:value-type="float">
            <text:p>-5.706019</text:p>
          </table:table-cell>
          <table:table-cell office:value-type="float" office:value="10.256552" calcext:value-type="float">
            <text:p>10.256552</text:p>
          </table:table-cell>
          <table:table-cell office:value-type="float" office:value="0.438352" calcext:value-type="float">
            <text:p>0.438352</text:p>
          </table:table-cell>
          <table:table-cell office:value-type="float" office:value="0.834967" calcext:value-type="float">
            <text:p>0.834967</text:p>
          </table:table-cell>
          <table:table-cell office:value-type="float" office:value="0.707246" calcext:value-type="float">
            <text:p>0.707246</text:p>
          </table:table-cell>
          <table:table-cell office:value-type="float" office:value="0.958255" calcext:value-type="float">
            <text:p>0.958255</text:p>
          </table:table-cell>
          <table:table-cell office:value-type="float" office:value="0.571057" calcext:value-type="float">
            <text:p>0.571057</text:p>
          </table:table-cell>
        </table:table-row>
        <calcext:conditional-formats>
          <calcext:conditional-format calcext:target-range-address="Vocal.B2:Vocal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1:Voc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1:Voc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1:Voc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1:Vocal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1:Vocal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1:Vocal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1:Vocal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1:Vocal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1:Vocal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1:Voca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1:Vocal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1:Vocal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1:Vocal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1:Vocal.P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1:Vocal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1:Vocal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1:Vocal.S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1:Vocal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1:Vocal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1:Vocal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1:Vocal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1:Vocal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1:Vocal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1:Vocal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1:Vocal.A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C2:Vocal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D2:Vocal.A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E2:Vocal.A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F2:Vocal.A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G2:Vocal.A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H2:Vocal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I2:Vocal.A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J2:Vocal.A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K2:Vocal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L2:Vocal.A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M2:Vocal.A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PSS_simple" table:style-name="ta1">
        <table:table-column table:style-name="co1" table:default-cell-style-name="Default"/>
        <table:table-column table:style-name="co2" table:default-cell-style-name="ce237"/>
        <table:table-column table:style-name="co2" table:default-cell-style-name="ce238"/>
        <table:table-column table:style-name="co2" table:default-cell-style-name="ce239"/>
        <table:table-column table:style-name="co2" table:default-cell-style-name="ce240"/>
        <table:table-column table:style-name="co2" table:default-cell-style-name="ce241"/>
        <table:table-column table:style-name="co2" table:default-cell-style-name="ce242"/>
        <table:table-column table:style-name="co3" table:default-cell-style-name="ce243"/>
        <table:table-column table:style-name="co3" table:default-cell-style-name="ce244"/>
        <table:table-column table:style-name="co3" table:default-cell-style-name="ce245"/>
        <table:table-column table:style-name="co8" table:default-cell-style-name="ce246"/>
        <table:table-column table:style-name="co2" table:default-cell-style-name="ce247"/>
        <table:table-column table:style-name="co8" table:default-cell-style-name="ce248"/>
        <table:table-column table:style-name="co4" table:default-cell-style-name="ce249"/>
        <table:table-column table:style-name="co4" table:default-cell-style-name="ce250"/>
        <table:table-column table:style-name="co5" table:default-cell-style-name="ce251"/>
        <table:table-column table:style-name="co5" table:default-cell-style-name="ce252"/>
        <table:table-column table:style-name="co6" table:default-cell-style-name="ce253"/>
        <table:table-column table:style-name="co6" table:default-cell-style-name="ce25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949712" calcext:value-type="float">
            <text:p>0.949712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88216" calcext:value-type="float">
            <text:p>0.88216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900574" calcext:value-type="float">
            <text:p>0.900574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918957" calcext:value-type="float">
            <text:p>0.918957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949224" calcext:value-type="float">
            <text:p>0.949224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940185" calcext:value-type="float">
            <text:p>0.940185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74.285" calcext:value-type="float">
            <text:p>74.285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8.7327" calcext:value-type="float">
            <text:p>8.7327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868959" calcext:value-type="float">
            <text:p>0.868959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966279" calcext:value-type="float">
            <text:p>0.966279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956926" calcext:value-type="float">
            <text:p>0.956926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723828" calcext:value-type="float">
            <text:p>0.723828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955961" calcext:value-type="float">
            <text:p>0.955961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906897" calcext:value-type="float">
            <text:p>0.906897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7.8201" calcext:value-type="float">
            <text:p>7.8201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662067" calcext:value-type="float">
            <text:p>0.662067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62265" calcext:value-type="float">
            <text:p>0.862265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69173" calcext:value-type="float">
            <text:p>0.869173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73599" calcext:value-type="float">
            <text:p>0.873599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769001" calcext:value-type="float">
            <text:p>0.769001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620367" calcext:value-type="float">
            <text:p>0.620367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662561" calcext:value-type="float">
            <text:p>0.662561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628893" calcext:value-type="float">
            <text:p>0.628893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60519" calcext:value-type="float">
            <text:p>0.60519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620099" calcext:value-type="float">
            <text:p>0.620099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776548" calcext:value-type="float">
            <text:p>0.776548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770745" calcext:value-type="float">
            <text:p>0.77074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618359" calcext:value-type="float">
            <text:p>0.618359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669461" calcext:value-type="float">
            <text:p>0.669461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0.702739" calcext:value-type="float">
            <text:p>0.702739</text:p>
          </table:table-cell>
        </table:table-row>
        <calcext:conditional-formats>
          <calcext:conditional-format calcext:target-range-address="HPSS_simple.B2:HPSS_simple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D2:HPSS_simple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F2:HPSS_simple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H2:HPSS_simple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J2:HPSS_simple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L2:HPSS_simple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N2:HPSS_simple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P2:HPSS_simple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R2:HPSS_simple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S2:HPSS_simple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C2:HPSS_simple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E2:HPSS_simple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G2:HPSS_simple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I2:HPSS_simple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K2:HPSS_simple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M2:HPSS_simple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O2:HPSS_simple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Q2:HPSS_simple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_simple" table:style-name="ta1">
        <table:table-column table:style-name="co10" table:default-cell-style-name="Default"/>
        <table:table-column table:style-name="co9" table:default-cell-style-name="ce256"/>
        <table:table-column table:style-name="co9" table:default-cell-style-name="ce258"/>
        <table:table-column table:style-name="co9" table:default-cell-style-name="ce261"/>
        <table:table-column table:style-name="co9" table:default-cell-style-name="ce263"/>
        <table:table-column table:style-name="co9" table:default-cell-style-name="ce265"/>
        <table:table-column table:style-name="co9" table:default-cell-style-name="ce268"/>
        <table:table-column table:style-name="co9" table:default-cell-style-name="ce270"/>
        <table:table-column table:style-name="co9" table:default-cell-style-name="ce272"/>
        <table:table-column table:style-name="co9" table:default-cell-style-name="ce275"/>
        <table:table-column table:style-name="co9" table:default-cell-style-name="ce277"/>
        <table:table-column table:style-name="co9" table:default-cell-style-name="ce279"/>
        <table:table-column table:style-name="co9" table:default-cell-style-name="ce282"/>
        <table:table-column table:style-name="co9" table:default-cell-style-name="ce284"/>
        <table:table-column table:style-name="co9" table:default-cell-style-name="ce286"/>
        <table:table-column table:style-name="co9" table:default-cell-style-name="ce289"/>
        <table:table-column table:style-name="co9" table:default-cell-style-name="ce291"/>
        <table:table-column table:style-name="co9" table:default-cell-style-name="ce293"/>
        <table:table-column table:style-name="co9" table:default-cell-style-name="ce296"/>
        <table:table-column table:style-name="co9" table:default-cell-style-name="ce298"/>
        <table:table-column table:style-name="co9" table:default-cell-style-name="ce300"/>
        <table:table-column table:style-name="co9" table:default-cell-style-name="ce303"/>
        <table:table-column table:style-name="co9" table:default-cell-style-name="ce305"/>
        <table:table-column table:style-name="co9" table:default-cell-style-name="ce307"/>
        <table:table-column table:style-name="co9" table:default-cell-style-name="ce310"/>
        <table:table-column table:style-name="co9" table:default-cell-style-name="ce312"/>
        <table:table-column table:style-name="co9" table:default-cell-style-name="ce315"/>
        <table:table-column table:style-name="co9" table:default-cell-style-name="ce317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V-qArtif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255" office:value-type="float" office:value="39.297122" calcext:value-type="float">
            <text:p>39.297122</text:p>
          </table:table-cell>
          <table:table-cell office:value-type="float" office:value="14.451318" calcext:value-type="float">
            <text:p>14.451318</text:p>
          </table:table-cell>
          <table:table-cell office:value-type="float" office:value="1.863261" calcext:value-type="float">
            <text:p>1.863261</text:p>
          </table:table-cell>
          <table:table-cell table:style-name="ce262" office:value-type="float" office:value="3.349535" calcext:value-type="float">
            <text:p>3.349535</text:p>
          </table:table-cell>
          <table:table-cell office:value-type="float" office:value="55.697472" calcext:value-type="float">
            <text:p>55.697472</text:p>
          </table:table-cell>
          <table:table-cell office:value-type="float" office:value="61.552106" calcext:value-type="float">
            <text:p>61.552106</text:p>
          </table:table-cell>
          <table:table-cell table:style-name="ce269" office:value-type="float" office:value="68.866056" calcext:value-type="float">
            <text:p>68.866056</text:p>
          </table:table-cell>
          <table:table-cell office:value-type="float" office:value="23.483469" calcext:value-type="float">
            <text:p>23.483469</text:p>
          </table:table-cell>
          <table:table-cell office:value-type="float" office:value="4.35446" calcext:value-type="float">
            <text:p>4.35446</text:p>
          </table:table-cell>
          <table:table-cell table:style-name="ce276" office:value-type="float" office:value="9.180187" calcext:value-type="float">
            <text:p>9.180187</text:p>
          </table:table-cell>
          <table:table-cell office:value-type="float" office:value="-0.118652" calcext:value-type="float">
            <text:p>-0.118652</text:p>
          </table:table-cell>
          <table:table-cell office:value-type="float" office:value="-0.127095" calcext:value-type="float">
            <text:p>-0.127095</text:p>
          </table:table-cell>
          <table:table-cell table:style-name="ce283" office:value-type="float" office:value="-2.101732" calcext:value-type="float">
            <text:p>-2.101732</text:p>
          </table:table-cell>
          <table:table-cell office:value-type="float" office:value="-0.124817" calcext:value-type="float">
            <text:p>-0.124817</text:p>
          </table:table-cell>
          <table:table-cell office:value-type="float" office:value="-6.293646" calcext:value-type="float">
            <text:p>-6.293646</text:p>
          </table:table-cell>
          <table:table-cell table:style-name="ce290" office:value-type="float" office:value="17.192594" calcext:value-type="float">
            <text:p>17.192594</text:p>
          </table:table-cell>
          <table:table-cell office:value-type="float" office:value="5.692376" calcext:value-type="float">
            <text:p>5.692376</text:p>
          </table:table-cell>
          <table:table-cell office:value-type="float" office:value="4.171386" calcext:value-type="float">
            <text:p>4.171386</text:p>
          </table:table-cell>
          <table:table-cell table:style-name="ce297" office:value-type="float" office:value="0.977052" calcext:value-type="float">
            <text:p>0.977052</text:p>
          </table:table-cell>
          <table:table-cell office:value-type="float" office:value="0.752901" calcext:value-type="float">
            <text:p>0.752901</text:p>
          </table:table-cell>
          <table:table-cell office:value-type="float" office:value="0.63457" calcext:value-type="float">
            <text:p>0.63457</text:p>
          </table:table-cell>
          <table:table-cell table:style-name="ce304" office:value-type="float" office:value="0.618911" calcext:value-type="float">
            <text:p>0.618911</text:p>
          </table:table-cell>
          <table:table-cell office:value-type="float" office:value="0.848808" calcext:value-type="float">
            <text:p>0.848808</text:p>
          </table:table-cell>
          <table:table-cell office:value-type="float" office:value="0.755044" calcext:value-type="float">
            <text:p>0.755044</text:p>
          </table:table-cell>
          <table:table-cell table:style-name="ce311" office:value-type="float" office:value="0.986297" calcext:value-type="float">
            <text:p>0.986297</text:p>
          </table:table-cell>
          <table:table-cell table:style-name="ce314" office:value-type="float" office:value="0.91863" calcext:value-type="float">
            <text:p>0.91863</text:p>
          </table:table-cell>
          <table:table-cell office:value-type="float" office:value="0.79173" calcext:value-type="float">
            <text:p>0.79173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255" office:value-type="float" office:value="39.297122" calcext:value-type="float">
            <text:p>39.297122</text:p>
          </table:table-cell>
          <table:table-cell office:value-type="float" office:value="4.830209" calcext:value-type="float">
            <text:p>4.830209</text:p>
          </table:table-cell>
          <table:table-cell office:value-type="float" office:value="14.822934" calcext:value-type="float">
            <text:p>14.822934</text:p>
          </table:table-cell>
          <table:table-cell table:style-name="ce262" office:value-type="float" office:value="3.349535" calcext:value-type="float">
            <text:p>3.349535</text:p>
          </table:table-cell>
          <table:table-cell office:value-type="float" office:value="23.454464" calcext:value-type="float">
            <text:p>23.454464</text:p>
          </table:table-cell>
          <table:table-cell office:value-type="float" office:value="20.708169" calcext:value-type="float">
            <text:p>20.708169</text:p>
          </table:table-cell>
          <table:table-cell table:style-name="ce269" office:value-type="float" office:value="68.866056" calcext:value-type="float">
            <text:p>68.866056</text:p>
          </table:table-cell>
          <table:table-cell office:value-type="float" office:value="19.958671" calcext:value-type="float">
            <text:p>19.958671</text:p>
          </table:table-cell>
          <table:table-cell office:value-type="float" office:value="32.211803" calcext:value-type="float">
            <text:p>32.211803</text:p>
          </table:table-cell>
          <table:table-cell table:style-name="ce276" office:value-type="float" office:value="9.180187" calcext:value-type="float">
            <text:p>9.180187</text:p>
          </table:table-cell>
          <table:table-cell office:value-type="float" office:value="1.041788" calcext:value-type="float">
            <text:p>1.041788</text:p>
          </table:table-cell>
          <table:table-cell office:value-type="float" office:value="2.002549" calcext:value-type="float">
            <text:p>2.002549</text:p>
          </table:table-cell>
          <table:table-cell table:style-name="ce283" office:value-type="float" office:value="-2.101732" calcext:value-type="float">
            <text:p>-2.101732</text:p>
          </table:table-cell>
          <table:table-cell office:value-type="float" office:value="0.211008" calcext:value-type="float">
            <text:p>0.211008</text:p>
          </table:table-cell>
          <table:table-cell office:value-type="float" office:value="-5.706019" calcext:value-type="float">
            <text:p>-5.706019</text:p>
          </table:table-cell>
          <table:table-cell table:style-name="ce290" office:value-type="float" office:value="17.192594" calcext:value-type="float">
            <text:p>17.192594</text:p>
          </table:table-cell>
          <table:table-cell office:value-type="float" office:value="8.371987" calcext:value-type="float">
            <text:p>8.371987</text:p>
          </table:table-cell>
          <table:table-cell office:value-type="float" office:value="10.256552" calcext:value-type="float">
            <text:p>10.256552</text:p>
          </table:table-cell>
          <table:table-cell table:style-name="ce297" office:value-type="float" office:value="0.977052" calcext:value-type="float">
            <text:p>0.977052</text:p>
          </table:table-cell>
          <table:table-cell office:value-type="float" office:value="0.720385" calcext:value-type="float">
            <text:p>0.720385</text:p>
          </table:table-cell>
          <table:table-cell office:value-type="float" office:value="0.834967" calcext:value-type="float">
            <text:p>0.834967</text:p>
          </table:table-cell>
          <table:table-cell table:style-name="ce304" office:value-type="float" office:value="0.618911" calcext:value-type="float">
            <text:p>0.618911</text:p>
          </table:table-cell>
          <table:table-cell office:value-type="float" office:value="0.662273" calcext:value-type="float">
            <text:p>0.662273</text:p>
          </table:table-cell>
          <table:table-cell office:value-type="float" office:value="0.707246" calcext:value-type="float">
            <text:p>0.707246</text:p>
          </table:table-cell>
          <table:table-cell table:style-name="ce311" office:value-type="float" office:value="0.986297" calcext:value-type="float">
            <text:p>0.986297</text:p>
          </table:table-cell>
          <table:table-cell table:style-name="ce314" office:value-type="float" office:value="0.930494" calcext:value-type="float">
            <text:p>0.930494</text:p>
          </table:table-cell>
          <table:table-cell office:value-type="float" office:value="0.958255" calcext:value-type="float">
            <text:p>0.95825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945127" calcext:value-type="float">
            <text:p>0.945127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926743" calcext:value-type="float">
            <text:p>0.926743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959212" calcext:value-type="float">
            <text:p>0.959212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965718" calcext:value-type="float">
            <text:p>0.96571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255" office:value-type="float" office:value="17.344866" calcext:value-type="float">
            <text:p>17.344866</text:p>
          </table:table-cell>
          <table:table-cell office:value-type="float" office:value="0.211051" calcext:value-type="float">
            <text:p>0.211051</text:p>
          </table:table-cell>
          <table:table-cell office:value-type="float" office:value="16.560928" calcext:value-type="float">
            <text:p>16.560928</text:p>
          </table:table-cell>
          <table:table-cell table:style-name="ce262" office:value-type="float" office:value="54.659683" calcext:value-type="float">
            <text:p>54.659683</text:p>
          </table:table-cell>
          <table:table-cell office:value-type="float" office:value="80.544164" calcext:value-type="float">
            <text:p>80.544164</text:p>
          </table:table-cell>
          <table:table-cell office:value-type="float" office:value="37.34778" calcext:value-type="float">
            <text:p>37.34778</text:p>
          </table:table-cell>
          <table:table-cell table:style-name="ce269" office:value-type="float" office:value="24.295462" calcext:value-type="float">
            <text:p>24.295462</text:p>
          </table:table-cell>
          <table:table-cell office:value-type="float" office:value="0.727754" calcext:value-type="float">
            <text:p>0.727754</text:p>
          </table:table-cell>
          <table:table-cell office:value-type="float" office:value="28.314491" calcext:value-type="float">
            <text:p>28.314491</text:p>
          </table:table-cell>
          <table:table-cell table:style-name="ce276" office:value-type="float" office:value="2.198051" calcext:value-type="float">
            <text:p>2.198051</text:p>
          </table:table-cell>
          <table:table-cell office:value-type="float" office:value="-0.041342" calcext:value-type="float">
            <text:p>-0.041342</text:p>
          </table:table-cell>
          <table:table-cell office:value-type="float" office:value="-1.427664" calcext:value-type="float">
            <text:p>-1.427664</text:p>
          </table:table-cell>
          <table:table-cell table:style-name="ce283" office:value-type="float" office:value="-3.763975" calcext:value-type="float">
            <text:p>-3.763975</text:p>
          </table:table-cell>
          <table:table-cell office:value-type="float" office:value="5.062768" calcext:value-type="float">
            <text:p>5.062768</text:p>
          </table:table-cell>
          <table:table-cell office:value-type="float" office:value="-5.339559" calcext:value-type="float">
            <text:p>-5.339559</text:p>
          </table:table-cell>
          <table:table-cell table:style-name="ce290" office:value-type="float" office:value="6.694191" calcext:value-type="float">
            <text:p>6.694191</text:p>
          </table:table-cell>
          <table:table-cell office:value-type="float" office:value="4.130374" calcext:value-type="float">
            <text:p>4.130374</text:p>
          </table:table-cell>
          <table:table-cell office:value-type="float" office:value="9.227871" calcext:value-type="float">
            <text:p>9.227871</text:p>
          </table:table-cell>
          <table:table-cell table:style-name="ce297" office:value-type="float" office:value="0.811505" calcext:value-type="float">
            <text:p>0.811505</text:p>
          </table:table-cell>
          <table:table-cell office:value-type="float" office:value="0.429081" calcext:value-type="float">
            <text:p>0.429081</text:p>
          </table:table-cell>
          <table:table-cell office:value-type="float" office:value="0.85391" calcext:value-type="float">
            <text:p>0.85391</text:p>
          </table:table-cell>
          <table:table-cell table:style-name="ce304" office:value-type="float" office:value="0.808692" calcext:value-type="float">
            <text:p>0.808692</text:p>
          </table:table-cell>
          <table:table-cell office:value-type="float" office:value="0.809817" calcext:value-type="float">
            <text:p>0.809817</text:p>
          </table:table-cell>
          <table:table-cell office:value-type="float" office:value="0.707906" calcext:value-type="float">
            <text:p>0.707906</text:p>
          </table:table-cell>
          <table:table-cell table:style-name="ce311" office:value-type="float" office:value="0.897591" calcext:value-type="float">
            <text:p>0.897591</text:p>
          </table:table-cell>
          <table:table-cell table:style-name="ce314" office:value-type="float" office:value="0.699017" calcext:value-type="float">
            <text:p>0.699017</text:p>
          </table:table-cell>
          <table:table-cell office:value-type="float" office:value="0.906946" calcext:value-type="float">
            <text:p>0.906946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255" office:value-type="float" office:value="17.344866" calcext:value-type="float">
            <text:p>17.344866</text:p>
          </table:table-cell>
          <table:table-cell office:value-type="float" office:value="0.071214" calcext:value-type="float">
            <text:p>0.071214</text:p>
          </table:table-cell>
          <table:table-cell office:value-type="float" office:value="53.27341" calcext:value-type="float">
            <text:p>53.27341</text:p>
          </table:table-cell>
          <table:table-cell table:style-name="ce262" office:value-type="float" office:value="54.659683" calcext:value-type="float">
            <text:p>54.659683</text:p>
          </table:table-cell>
          <table:table-cell office:value-type="float" office:value="91.880738" calcext:value-type="float">
            <text:p>91.880738</text:p>
          </table:table-cell>
          <table:table-cell office:value-type="float" office:value="10.827426" calcext:value-type="float">
            <text:p>10.827426</text:p>
          </table:table-cell>
          <table:table-cell table:style-name="ce269" office:value-type="float" office:value="24.295462" calcext:value-type="float">
            <text:p>24.295462</text:p>
          </table:table-cell>
          <table:table-cell office:value-type="float" office:value="1.155005" calcext:value-type="float">
            <text:p>1.155005</text:p>
          </table:table-cell>
          <table:table-cell office:value-type="float" office:value="49.968451" calcext:value-type="float">
            <text:p>49.968451</text:p>
          </table:table-cell>
          <table:table-cell table:style-name="ce276" office:value-type="float" office:value="2.198051" calcext:value-type="float">
            <text:p>2.198051</text:p>
          </table:table-cell>
          <table:table-cell office:value-type="float" office:value="0.089686" calcext:value-type="float">
            <text:p>0.089686</text:p>
          </table:table-cell>
          <table:table-cell office:value-type="float" office:value="5.302857" calcext:value-type="float">
            <text:p>5.302857</text:p>
          </table:table-cell>
          <table:table-cell table:style-name="ce283" office:value-type="float" office:value="-3.763975" calcext:value-type="float">
            <text:p>-3.763975</text:p>
          </table:table-cell>
          <table:table-cell office:value-type="float" office:value="1.18847" calcext:value-type="float">
            <text:p>1.18847</text:p>
          </table:table-cell>
          <table:table-cell office:value-type="float" office:value="-6.359823" calcext:value-type="float">
            <text:p>-6.359823</text:p>
          </table:table-cell>
          <table:table-cell table:style-name="ce290" office:value-type="float" office:value="6.694191" calcext:value-type="float">
            <text:p>6.694191</text:p>
          </table:table-cell>
          <table:table-cell office:value-type="float" office:value="-0.822802" calcext:value-type="float">
            <text:p>-0.822802</text:p>
          </table:table-cell>
          <table:table-cell office:value-type="float" office:value="11.104939" calcext:value-type="float">
            <text:p>11.104939</text:p>
          </table:table-cell>
          <table:table-cell table:style-name="ce297" office:value-type="float" office:value="0.811505" calcext:value-type="float">
            <text:p>0.811505</text:p>
          </table:table-cell>
          <table:table-cell office:value-type="float" office:value="0.372612" calcext:value-type="float">
            <text:p>0.372612</text:p>
          </table:table-cell>
          <table:table-cell office:value-type="float" office:value="0.972136" calcext:value-type="float">
            <text:p>0.972136</text:p>
          </table:table-cell>
          <table:table-cell table:style-name="ce304" office:value-type="float" office:value="0.808692" calcext:value-type="float">
            <text:p>0.808692</text:p>
          </table:table-cell>
          <table:table-cell office:value-type="float" office:value="0.924278" calcext:value-type="float">
            <text:p>0.924278</text:p>
          </table:table-cell>
          <table:table-cell office:value-type="float" office:value="0.632936" calcext:value-type="float">
            <text:p>0.632936</text:p>
          </table:table-cell>
          <table:table-cell table:style-name="ce311" office:value-type="float" office:value="0.897591" calcext:value-type="float">
            <text:p>0.897591</text:p>
          </table:table-cell>
          <table:table-cell table:style-name="ce314" office:value-type="float" office:value="0.746048" calcext:value-type="float">
            <text:p>0.746048</text:p>
          </table:table-cell>
          <table:table-cell office:value-type="float" office:value="0.967156" calcext:value-type="float">
            <text:p>0.967156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257" office:value-type="float" office:value="5.451925" calcext:value-type="float">
            <text:p>5.451925</text:p>
          </table:table-cell>
          <table:table-cell office:value-type="float" office:value="14.006618" calcext:value-type="float">
            <text:p>14.006618</text:p>
          </table:table-cell>
          <table:table-cell office:value-type="float" office:value="18.757473" calcext:value-type="float">
            <text:p>18.757473</text:p>
          </table:table-cell>
          <table:table-cell table:style-name="ce264" office:value-type="float" office:value="31.676609" calcext:value-type="float">
            <text:p>31.676609</text:p>
          </table:table-cell>
          <table:table-cell office:value-type="float" office:value="47.638834" calcext:value-type="float">
            <text:p>47.638834</text:p>
          </table:table-cell>
          <table:table-cell office:value-type="float" office:value="35.876385" calcext:value-type="float">
            <text:p>35.876385</text:p>
          </table:table-cell>
          <table:table-cell table:style-name="ce271" office:value-type="float" office:value="21.293111" calcext:value-type="float">
            <text:p>21.293111</text:p>
          </table:table-cell>
          <table:table-cell office:value-type="float" office:value="25.126249" calcext:value-type="float">
            <text:p>25.126249</text:p>
          </table:table-cell>
          <table:table-cell office:value-type="float" office:value="32.564391" calcext:value-type="float">
            <text:p>32.564391</text:p>
          </table:table-cell>
          <table:table-cell table:style-name="ce278" office:value-type="float" office:value="-0.71124" calcext:value-type="float">
            <text:p>-0.71124</text:p>
          </table:table-cell>
          <table:table-cell office:value-type="float" office:value="-1.291051" calcext:value-type="float">
            <text:p>-1.291051</text:p>
          </table:table-cell>
          <table:table-cell office:value-type="float" office:value="-1.206564" calcext:value-type="float">
            <text:p>-1.206564</text:p>
          </table:table-cell>
          <table:table-cell table:style-name="ce285" office:value-type="float" office:value="-0.480093" calcext:value-type="float">
            <text:p>-0.480093</text:p>
          </table:table-cell>
          <table:table-cell office:value-type="float" office:value="-0.816376" calcext:value-type="float">
            <text:p>-0.816376</text:p>
          </table:table-cell>
          <table:table-cell office:value-type="float" office:value="-1.445011" calcext:value-type="float">
            <text:p>-1.445011</text:p>
          </table:table-cell>
          <table:table-cell table:style-name="ce292" office:value-type="float" office:value="4.058125" calcext:value-type="float">
            <text:p>4.058125</text:p>
          </table:table-cell>
          <table:table-cell office:value-type="float" office:value="4.332227" calcext:value-type="float">
            <text:p>4.332227</text:p>
          </table:table-cell>
          <table:table-cell office:value-type="float" office:value="6.208" calcext:value-type="float">
            <text:p>6.208</text:p>
          </table:table-cell>
          <table:table-cell table:style-name="ce299" office:value-type="float" office:value="0.734285" calcext:value-type="float">
            <text:p>0.734285</text:p>
          </table:table-cell>
          <table:table-cell office:value-type="float" office:value="0.796422" calcext:value-type="float">
            <text:p>0.796422</text:p>
          </table:table-cell>
          <table:table-cell office:value-type="float" office:value="0.823039" calcext:value-type="float">
            <text:p>0.823039</text:p>
          </table:table-cell>
          <table:table-cell table:style-name="ce306" office:value-type="float" office:value="0.680242" calcext:value-type="float">
            <text:p>0.680242</text:p>
          </table:table-cell>
          <table:table-cell office:value-type="float" office:value="0.77922" calcext:value-type="float">
            <text:p>0.77922</text:p>
          </table:table-cell>
          <table:table-cell office:value-type="float" office:value="0.775104" calcext:value-type="float">
            <text:p>0.775104</text:p>
          </table:table-cell>
          <table:table-cell table:style-name="ce313" office:value-type="float" office:value="0.911795" calcext:value-type="float">
            <text:p>0.911795</text:p>
          </table:table-cell>
          <table:table-cell table:style-name="ce316" office:value-type="float" office:value="0.904177" calcext:value-type="float">
            <text:p>0.904177</text:p>
          </table:table-cell>
          <table:table-cell office:value-type="float" office:value="0.943248" calcext:value-type="float">
            <text:p>0.943248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255" office:value-type="float" office:value="5.451925" calcext:value-type="float">
            <text:p>5.451925</text:p>
          </table:table-cell>
          <table:table-cell table:style-name="ce259" office:value-type="float" office:value="13.80183" calcext:value-type="float">
            <text:p>13.80183</text:p>
          </table:table-cell>
          <table:table-cell office:value-type="float" office:value="4.072964" calcext:value-type="float">
            <text:p>4.072964</text:p>
          </table:table-cell>
          <table:table-cell table:style-name="ce262" office:value-type="float" office:value="31.676609" calcext:value-type="float">
            <text:p>31.676609</text:p>
          </table:table-cell>
          <table:table-cell table:style-name="ce266" office:value-type="float" office:value="64.525521" calcext:value-type="float">
            <text:p>64.525521</text:p>
          </table:table-cell>
          <table:table-cell office:value-type="float" office:value="68.288223" calcext:value-type="float">
            <text:p>68.288223</text:p>
          </table:table-cell>
          <table:table-cell table:style-name="ce269" office:value-type="float" office:value="21.293111" calcext:value-type="float">
            <text:p>21.293111</text:p>
          </table:table-cell>
          <table:table-cell table:style-name="ce273" office:value-type="float" office:value="21.851924" calcext:value-type="float">
            <text:p>21.851924</text:p>
          </table:table-cell>
          <table:table-cell office:value-type="float" office:value="7.897314" calcext:value-type="float">
            <text:p>7.897314</text:p>
          </table:table-cell>
          <table:table-cell table:style-name="ce276" office:value-type="float" office:value="-0.71124" calcext:value-type="float">
            <text:p>-0.71124</text:p>
          </table:table-cell>
          <table:table-cell table:style-name="ce280" office:value-type="float" office:value="-1.456152" calcext:value-type="float">
            <text:p>-1.456152</text:p>
          </table:table-cell>
          <table:table-cell office:value-type="float" office:value="-2.286086" calcext:value-type="float">
            <text:p>-2.286086</text:p>
          </table:table-cell>
          <table:table-cell table:style-name="ce283" office:value-type="float" office:value="-0.480093" calcext:value-type="float">
            <text:p>-0.480093</text:p>
          </table:table-cell>
          <table:table-cell table:style-name="ce287" office:value-type="float" office:value="-0.10011" calcext:value-type="float">
            <text:p>-0.10011</text:p>
          </table:table-cell>
          <table:table-cell office:value-type="float" office:value="-1.712786" calcext:value-type="float">
            <text:p>-1.712786</text:p>
          </table:table-cell>
          <table:table-cell table:style-name="ce290" office:value-type="float" office:value="4.058125" calcext:value-type="float">
            <text:p>4.058125</text:p>
          </table:table-cell>
          <table:table-cell table:style-name="ce294" office:value-type="float" office:value="3.611064" calcext:value-type="float">
            <text:p>3.611064</text:p>
          </table:table-cell>
          <table:table-cell office:value-type="float" office:value="2.425461" calcext:value-type="float">
            <text:p>2.425461</text:p>
          </table:table-cell>
          <table:table-cell table:style-name="ce297" office:value-type="float" office:value="0.734285" calcext:value-type="float">
            <text:p>0.734285</text:p>
          </table:table-cell>
          <table:table-cell table:style-name="ce301" office:value-type="float" office:value="0.758065" calcext:value-type="float">
            <text:p>0.758065</text:p>
          </table:table-cell>
          <table:table-cell office:value-type="float" office:value="0.678196" calcext:value-type="float">
            <text:p>0.678196</text:p>
          </table:table-cell>
          <table:table-cell table:style-name="ce304" office:value-type="float" office:value="0.680242" calcext:value-type="float">
            <text:p>0.680242</text:p>
          </table:table-cell>
          <table:table-cell table:style-name="ce308" office:value-type="float" office:value="0.862202" calcext:value-type="float">
            <text:p>0.862202</text:p>
          </table:table-cell>
          <table:table-cell office:value-type="float" office:value="0.813289" calcext:value-type="float">
            <text:p>0.813289</text:p>
          </table:table-cell>
          <table:table-cell table:style-name="ce311" office:value-type="float" office:value="0.911795" calcext:value-type="float">
            <text:p>0.911795</text:p>
          </table:table-cell>
          <table:table-cell table:style-name="ce314" office:value-type="float" office:value="0.900465" calcext:value-type="float">
            <text:p>0.900465</text:p>
          </table:table-cell>
          <table:table-cell office:value-type="float" office:value="0.82671" calcext:value-type="float">
            <text:p>0.82671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255" office:value-type="float" office:value="5.451925" calcext:value-type="float">
            <text:p>5.451925</text:p>
          </table:table-cell>
          <table:table-cell table:style-name="ce260" office:value-type="float" office:value="5.864169" calcext:value-type="float">
            <text:p>5.864169</text:p>
          </table:table-cell>
          <table:table-cell office:value-type="float" office:value="18.757473" calcext:value-type="float">
            <text:p>18.757473</text:p>
          </table:table-cell>
          <table:table-cell table:style-name="ce262" office:value-type="float" office:value="31.676609" calcext:value-type="float">
            <text:p>31.676609</text:p>
          </table:table-cell>
          <table:table-cell table:style-name="ce267" office:value-type="float" office:value="43.179255" calcext:value-type="float">
            <text:p>43.179255</text:p>
          </table:table-cell>
          <table:table-cell office:value-type="float" office:value="35.876385" calcext:value-type="float">
            <text:p>35.876385</text:p>
          </table:table-cell>
          <table:table-cell table:style-name="ce269" office:value-type="float" office:value="21.293111" calcext:value-type="float">
            <text:p>21.293111</text:p>
          </table:table-cell>
          <table:table-cell table:style-name="ce274" office:value-type="float" office:value="17.444345" calcext:value-type="float">
            <text:p>17.444345</text:p>
          </table:table-cell>
          <table:table-cell office:value-type="float" office:value="32.564391" calcext:value-type="float">
            <text:p>32.564391</text:p>
          </table:table-cell>
          <table:table-cell table:style-name="ce276" office:value-type="float" office:value="-0.71124" calcext:value-type="float">
            <text:p>-0.71124</text:p>
          </table:table-cell>
          <table:table-cell table:style-name="ce281" office:value-type="float" office:value="-0.092009" calcext:value-type="float">
            <text:p>-0.092009</text:p>
          </table:table-cell>
          <table:table-cell office:value-type="float" office:value="-1.206564" calcext:value-type="float">
            <text:p>-1.206564</text:p>
          </table:table-cell>
          <table:table-cell table:style-name="ce283" office:value-type="float" office:value="-0.480093" calcext:value-type="float">
            <text:p>-0.480093</text:p>
          </table:table-cell>
          <table:table-cell table:style-name="ce288" office:value-type="float" office:value="0.537334" calcext:value-type="float">
            <text:p>0.537334</text:p>
          </table:table-cell>
          <table:table-cell office:value-type="float" office:value="-1.445011" calcext:value-type="float">
            <text:p>-1.445011</text:p>
          </table:table-cell>
          <table:table-cell table:style-name="ce290" office:value-type="float" office:value="4.058125" calcext:value-type="float">
            <text:p>4.058125</text:p>
          </table:table-cell>
          <table:table-cell table:style-name="ce295" office:value-type="float" office:value="4.339977" calcext:value-type="float">
            <text:p>4.339977</text:p>
          </table:table-cell>
          <table:table-cell office:value-type="float" office:value="6.208" calcext:value-type="float">
            <text:p>6.208</text:p>
          </table:table-cell>
          <table:table-cell table:style-name="ce297" office:value-type="float" office:value="0.734285" calcext:value-type="float">
            <text:p>0.734285</text:p>
          </table:table-cell>
          <table:table-cell table:style-name="ce302" office:value-type="float" office:value="0.70171" calcext:value-type="float">
            <text:p>0.70171</text:p>
          </table:table-cell>
          <table:table-cell office:value-type="float" office:value="0.823039" calcext:value-type="float">
            <text:p>0.823039</text:p>
          </table:table-cell>
          <table:table-cell table:style-name="ce304" office:value-type="float" office:value="0.680242" calcext:value-type="float">
            <text:p>0.680242</text:p>
          </table:table-cell>
          <table:table-cell table:style-name="ce309" office:value-type="float" office:value="0.743997" calcext:value-type="float">
            <text:p>0.743997</text:p>
          </table:table-cell>
          <table:table-cell office:value-type="float" office:value="0.775104" calcext:value-type="float">
            <text:p>0.775104</text:p>
          </table:table-cell>
          <table:table-cell table:style-name="ce311" office:value-type="float" office:value="0.911795" calcext:value-type="float">
            <text:p>0.911795</text:p>
          </table:table-cell>
          <table:table-cell table:style-name="ce314" office:value-type="float" office:value="0.898944" calcext:value-type="float">
            <text:p>0.898944</text:p>
          </table:table-cell>
          <table:table-cell office:value-type="float" office:value="0.943248" calcext:value-type="float">
            <text:p>0.943248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.318467" calcext:value-type="float">
            <text:p>1.318467</text:p>
          </table:table-cell>
          <table:table-cell table:style-name="ce260" office:value-type="float" office:value="0.121236" calcext:value-type="float">
            <text:p>0.121236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84.915837" calcext:value-type="float">
            <text:p>84.915837</text:p>
          </table:table-cell>
          <table:table-cell table:style-name="ce267" office:value-type="float" office:value="82.556965" calcext:value-type="float">
            <text:p>82.556965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4.166758" calcext:value-type="float">
            <text:p>4.166758</text:p>
          </table:table-cell>
          <table:table-cell table:style-name="ce274" office:value-type="float" office:value="0.512899" calcext:value-type="float">
            <text:p>0.51289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0.733074" calcext:value-type="float">
            <text:p>0.733074</text:p>
          </table:table-cell>
          <table:table-cell table:style-name="ce281" office:value-type="float" office:value="-0.027069" calcext:value-type="float">
            <text:p>-0.027069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3.342988" calcext:value-type="float">
            <text:p>-3.342988</text:p>
          </table:table-cell>
          <table:table-cell table:style-name="ce288" office:value-type="float" office:value="4.443984" calcext:value-type="float">
            <text:p>4.44398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6.137934" calcext:value-type="float">
            <text:p>6.137934</text:p>
          </table:table-cell>
          <table:table-cell table:style-name="ce295" office:value-type="float" office:value="2.678247" calcext:value-type="float">
            <text:p>2.678247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0.562341" calcext:value-type="float">
            <text:p>0.562341</text:p>
          </table:table-cell>
          <table:table-cell table:style-name="ce302" office:value-type="float" office:value="0.370974" calcext:value-type="float">
            <text:p>0.370974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880402" calcext:value-type="float">
            <text:p>0.880402</text:p>
          </table:table-cell>
          <table:table-cell table:style-name="ce309" office:value-type="float" office:value="0.811921" calcext:value-type="float">
            <text:p>0.811921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844225" calcext:value-type="float">
            <text:p>0.8442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0.418121" calcext:value-type="float">
            <text:p>0.418121</text:p>
          </table:table-cell>
          <table:table-cell table:style-name="ce260" office:value-type="float" office:value="0.254523" calcext:value-type="float">
            <text:p>0.254523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84.990891" calcext:value-type="float">
            <text:p>84.990891</text:p>
          </table:table-cell>
          <table:table-cell table:style-name="ce267" office:value-type="float" office:value="81.086006" calcext:value-type="float">
            <text:p>81.086006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1.780177" calcext:value-type="float">
            <text:p>1.780177</text:p>
          </table:table-cell>
          <table:table-cell table:style-name="ce274" office:value-type="float" office:value="0.794786" calcext:value-type="float">
            <text:p>0.794786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0.169997" calcext:value-type="float">
            <text:p>-0.169997</text:p>
          </table:table-cell>
          <table:table-cell table:style-name="ce281" office:value-type="float" office:value="-0.04392" calcext:value-type="float">
            <text:p>-0.04392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3.906898" calcext:value-type="float">
            <text:p>-3.906898</text:p>
          </table:table-cell>
          <table:table-cell table:style-name="ce288" office:value-type="float" office:value="4.085652" calcext:value-type="float">
            <text:p>4.085652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6.961896" calcext:value-type="float">
            <text:p>6.961896</text:p>
          </table:table-cell>
          <table:table-cell table:style-name="ce295" office:value-type="float" office:value="3.453231" calcext:value-type="float">
            <text:p>3.453231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0.447844" calcext:value-type="float">
            <text:p>0.447844</text:p>
          </table:table-cell>
          <table:table-cell table:style-name="ce302" office:value-type="float" office:value="0.449916" calcext:value-type="float">
            <text:p>0.449916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853787" calcext:value-type="float">
            <text:p>0.853787</text:p>
          </table:table-cell>
          <table:table-cell table:style-name="ce309" office:value-type="float" office:value="0.812117" calcext:value-type="float">
            <text:p>0.812117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904446" calcext:value-type="float">
            <text:p>0.904446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0.249627" calcext:value-type="float">
            <text:p>0.249627</text:p>
          </table:table-cell>
          <table:table-cell table:style-name="ce260" office:value-type="float" office:value="3.01225" calcext:value-type="float">
            <text:p>3.0122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83.772835" calcext:value-type="float">
            <text:p>83.772835</text:p>
          </table:table-cell>
          <table:table-cell table:style-name="ce267" office:value-type="float" office:value="66.071765" calcext:value-type="float">
            <text:p>66.071765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1.594591" calcext:value-type="float">
            <text:p>1.594591</text:p>
          </table:table-cell>
          <table:table-cell table:style-name="ce274" office:value-type="float" office:value="8.037101" calcext:value-type="float">
            <text:p>8.037101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0.543558" calcext:value-type="float">
            <text:p>-0.543558</text:p>
          </table:table-cell>
          <table:table-cell table:style-name="ce281" office:value-type="float" office:value="-1.115902" calcext:value-type="float">
            <text:p>-1.115902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2.830327" calcext:value-type="float">
            <text:p>2.830327</text:p>
          </table:table-cell>
          <table:table-cell table:style-name="ce288" office:value-type="float" office:value="4.916194" calcext:value-type="float">
            <text:p>4.916194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5.807734" calcext:value-type="float">
            <text:p>5.807734</text:p>
          </table:table-cell>
          <table:table-cell table:style-name="ce295" office:value-type="float" office:value="8.169917" calcext:value-type="float">
            <text:p>8.169917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0.330946" calcext:value-type="float">
            <text:p>0.330946</text:p>
          </table:table-cell>
          <table:table-cell table:style-name="ce302" office:value-type="float" office:value="0.639826" calcext:value-type="float">
            <text:p>0.639826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859941" calcext:value-type="float">
            <text:p>0.859941</text:p>
          </table:table-cell>
          <table:table-cell table:style-name="ce309" office:value-type="float" office:value="0.79436" calcext:value-type="float">
            <text:p>0.79436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933977" calcext:value-type="float">
            <text:p>0.93397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255" office:value-type="float" office:value="0.249627" calcext:value-type="float">
            <text:p>0.249627</text:p>
          </table:table-cell>
          <table:table-cell table:style-name="ce260" office:value-type="float" office:value="0.168065" calcext:value-type="float">
            <text:p>0.168065</text:p>
          </table:table-cell>
          <table:table-cell office:value-type="float" office:value="12.76157" calcext:value-type="float">
            <text:p>12.76157</text:p>
          </table:table-cell>
          <table:table-cell table:style-name="ce262" office:value-type="float" office:value="83.772835" calcext:value-type="float">
            <text:p>83.772835</text:p>
          </table:table-cell>
          <table:table-cell table:style-name="ce267" office:value-type="float" office:value="81.981473" calcext:value-type="float">
            <text:p>81.981473</text:p>
          </table:table-cell>
          <table:table-cell office:value-type="float" office:value="42.814702" calcext:value-type="float">
            <text:p>42.814702</text:p>
          </table:table-cell>
          <table:table-cell table:style-name="ce269" office:value-type="float" office:value="1.594591" calcext:value-type="float">
            <text:p>1.594591</text:p>
          </table:table-cell>
          <table:table-cell table:style-name="ce274" office:value-type="float" office:value="0.717614" calcext:value-type="float">
            <text:p>0.717614</text:p>
          </table:table-cell>
          <table:table-cell office:value-type="float" office:value="25.688067" calcext:value-type="float">
            <text:p>25.688067</text:p>
          </table:table-cell>
          <table:table-cell table:style-name="ce276" office:value-type="float" office:value="-0.543558" calcext:value-type="float">
            <text:p>-0.543558</text:p>
          </table:table-cell>
          <table:table-cell table:style-name="ce281" office:value-type="float" office:value="-0.177609" calcext:value-type="float">
            <text:p>-0.177609</text:p>
          </table:table-cell>
          <table:table-cell office:value-type="float" office:value="-3.908248" calcext:value-type="float">
            <text:p>-3.908248</text:p>
          </table:table-cell>
          <table:table-cell table:style-name="ce283" office:value-type="float" office:value="2.830327" calcext:value-type="float">
            <text:p>2.830327</text:p>
          </table:table-cell>
          <table:table-cell table:style-name="ce288" office:value-type="float" office:value="2.862635" calcext:value-type="float">
            <text:p>2.862635</text:p>
          </table:table-cell>
          <table:table-cell office:value-type="float" office:value="-5.193623" calcext:value-type="float">
            <text:p>-5.193623</text:p>
          </table:table-cell>
          <table:table-cell table:style-name="ce290" office:value-type="float" office:value="5.807734" calcext:value-type="float">
            <text:p>5.807734</text:p>
          </table:table-cell>
          <table:table-cell table:style-name="ce295" office:value-type="float" office:value="2.541164" calcext:value-type="float">
            <text:p>2.541164</text:p>
          </table:table-cell>
          <table:table-cell office:value-type="float" office:value="9.350476" calcext:value-type="float">
            <text:p>9.350476</text:p>
          </table:table-cell>
          <table:table-cell table:style-name="ce297" office:value-type="float" office:value="0.330946" calcext:value-type="float">
            <text:p>0.330946</text:p>
          </table:table-cell>
          <table:table-cell table:style-name="ce302" office:value-type="float" office:value="0.392058" calcext:value-type="float">
            <text:p>0.392058</text:p>
          </table:table-cell>
          <table:table-cell office:value-type="float" office:value="0.789287" calcext:value-type="float">
            <text:p>0.789287</text:p>
          </table:table-cell>
          <table:table-cell table:style-name="ce304" office:value-type="float" office:value="0.859941" calcext:value-type="float">
            <text:p>0.859941</text:p>
          </table:table-cell>
          <table:table-cell table:style-name="ce309" office:value-type="float" office:value="0.819236" calcext:value-type="float">
            <text:p>0.819236</text:p>
          </table:table-cell>
          <table:table-cell office:value-type="float" office:value="0.751715" calcext:value-type="float">
            <text:p>0.751715</text:p>
          </table:table-cell>
          <table:table-cell table:style-name="ce311" office:value-type="float" office:value="0.779579" calcext:value-type="float">
            <text:p>0.779579</text:p>
          </table:table-cell>
          <table:table-cell table:style-name="ce314" office:value-type="float" office:value="0.70502" calcext:value-type="float">
            <text:p>0.70502</text:p>
          </table:table-cell>
          <table:table-cell office:value-type="float" office:value="0.9109" calcext:value-type="float">
            <text:p>0.9109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255" office:value-type="float" office:value="0.249627" calcext:value-type="float">
            <text:p>0.249627</text:p>
          </table:table-cell>
          <table:table-cell table:style-name="ce260" office:value-type="float" office:value="0.055565" calcext:value-type="float">
            <text:p>0.055565</text:p>
          </table:table-cell>
          <table:table-cell office:value-type="float" office:value="16.23113" calcext:value-type="float">
            <text:p>16.23113</text:p>
          </table:table-cell>
          <table:table-cell table:style-name="ce262" office:value-type="float" office:value="83.772835" calcext:value-type="float">
            <text:p>83.772835</text:p>
          </table:table-cell>
          <table:table-cell table:style-name="ce267" office:value-type="float" office:value="91.891757" calcext:value-type="float">
            <text:p>91.891757</text:p>
          </table:table-cell>
          <table:table-cell office:value-type="float" office:value="13.299048" calcext:value-type="float">
            <text:p>13.299048</text:p>
          </table:table-cell>
          <table:table-cell table:style-name="ce269" office:value-type="float" office:value="1.594591" calcext:value-type="float">
            <text:p>1.594591</text:p>
          </table:table-cell>
          <table:table-cell table:style-name="ce274" office:value-type="float" office:value="0.982946" calcext:value-type="float">
            <text:p>0.982946</text:p>
          </table:table-cell>
          <table:table-cell office:value-type="float" office:value="39.247014" calcext:value-type="float">
            <text:p>39.247014</text:p>
          </table:table-cell>
          <table:table-cell table:style-name="ce276" office:value-type="float" office:value="-0.543558" calcext:value-type="float">
            <text:p>-0.543558</text:p>
          </table:table-cell>
          <table:table-cell table:style-name="ce281" office:value-type="float" office:value="-0.005137" calcext:value-type="float">
            <text:p>-0.005137</text:p>
          </table:table-cell>
          <table:table-cell office:value-type="float" office:value="-1.870567" calcext:value-type="float">
            <text:p>-1.870567</text:p>
          </table:table-cell>
          <table:table-cell table:style-name="ce283" office:value-type="float" office:value="2.830327" calcext:value-type="float">
            <text:p>2.830327</text:p>
          </table:table-cell>
          <table:table-cell table:style-name="ce288" office:value-type="float" office:value="-1.333332" calcext:value-type="float">
            <text:p>-1.333332</text:p>
          </table:table-cell>
          <table:table-cell office:value-type="float" office:value="-6.514813" calcext:value-type="float">
            <text:p>-6.514813</text:p>
          </table:table-cell>
          <table:table-cell table:style-name="ce290" office:value-type="float" office:value="5.807734" calcext:value-type="float">
            <text:p>5.807734</text:p>
          </table:table-cell>
          <table:table-cell table:style-name="ce295" office:value-type="float" office:value="-1.33054" calcext:value-type="float">
            <text:p>-1.33054</text:p>
          </table:table-cell>
          <table:table-cell office:value-type="float" office:value="12.473982" calcext:value-type="float">
            <text:p>12.473982</text:p>
          </table:table-cell>
          <table:table-cell table:style-name="ce297" office:value-type="float" office:value="0.330946" calcext:value-type="float">
            <text:p>0.330946</text:p>
          </table:table-cell>
          <table:table-cell table:style-name="ce302" office:value-type="float" office:value="0.342226" calcext:value-type="float">
            <text:p>0.342226</text:p>
          </table:table-cell>
          <table:table-cell office:value-type="float" office:value="0.882603" calcext:value-type="float">
            <text:p>0.882603</text:p>
          </table:table-cell>
          <table:table-cell table:style-name="ce304" office:value-type="float" office:value="0.859941" calcext:value-type="float">
            <text:p>0.859941</text:p>
          </table:table-cell>
          <table:table-cell table:style-name="ce309" office:value-type="float" office:value="0.921715" calcext:value-type="float">
            <text:p>0.921715</text:p>
          </table:table-cell>
          <table:table-cell office:value-type="float" office:value="0.683319" calcext:value-type="float">
            <text:p>0.683319</text:p>
          </table:table-cell>
          <table:table-cell table:style-name="ce311" office:value-type="float" office:value="0.779579" calcext:value-type="float">
            <text:p>0.779579</text:p>
          </table:table-cell>
          <table:table-cell table:style-name="ce314" office:value-type="float" office:value="0.741871" calcext:value-type="float">
            <text:p>0.741871</text:p>
          </table:table-cell>
          <table:table-cell office:value-type="float" office:value="0.968174" calcext:value-type="float">
            <text:p>0.96817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0.167976" calcext:value-type="float">
            <text:p>0.167976</text:p>
          </table:table-cell>
          <table:table-cell table:style-name="ce260" office:value-type="float" office:value="1.404418" calcext:value-type="float">
            <text:p>1.404418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83.0331" calcext:value-type="float">
            <text:p>83.0331</text:p>
          </table:table-cell>
          <table:table-cell table:style-name="ce267" office:value-type="float" office:value="75.251881" calcext:value-type="float">
            <text:p>75.251881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1.12631" calcext:value-type="float">
            <text:p>1.12631</text:p>
          </table:table-cell>
          <table:table-cell table:style-name="ce274" office:value-type="float" office:value="3.392426" calcext:value-type="float">
            <text:p>3.392426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0.577916" calcext:value-type="float">
            <text:p>-0.577916</text:p>
          </table:table-cell>
          <table:table-cell table:style-name="ce281" office:value-type="float" office:value="-0.138698" calcext:value-type="float">
            <text:p>-0.138698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0.188195" calcext:value-type="float">
            <text:p>-0.188195</text:p>
          </table:table-cell>
          <table:table-cell table:style-name="ce288" office:value-type="float" office:value="3.483265" calcext:value-type="float">
            <text:p>3.483265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5.932927" calcext:value-type="float">
            <text:p>5.932927</text:p>
          </table:table-cell>
          <table:table-cell table:style-name="ce295" office:value-type="float" office:value="5.194242" calcext:value-type="float">
            <text:p>5.194242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0.324813" calcext:value-type="float">
            <text:p>0.324813</text:p>
          </table:table-cell>
          <table:table-cell table:style-name="ce302" office:value-type="float" office:value="0.588769" calcext:value-type="float">
            <text:p>0.588769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832669" calcext:value-type="float">
            <text:p>0.832669</text:p>
          </table:table-cell>
          <table:table-cell table:style-name="ce309" office:value-type="float" office:value="0.812242" calcext:value-type="float">
            <text:p>0.812242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941983" calcext:value-type="float">
            <text:p>0.941983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0.128411" calcext:value-type="float">
            <text:p>0.128411</text:p>
          </table:table-cell>
          <table:table-cell table:style-name="ce260" office:value-type="float" office:value="2.729634" calcext:value-type="float">
            <text:p>2.729634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84.46529" calcext:value-type="float">
            <text:p>84.46529</text:p>
          </table:table-cell>
          <table:table-cell table:style-name="ce267" office:value-type="float" office:value="41.633905" calcext:value-type="float">
            <text:p>41.633905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0.706596" calcext:value-type="float">
            <text:p>0.706596</text:p>
          </table:table-cell>
          <table:table-cell table:style-name="ce274" office:value-type="float" office:value="12.318603" calcext:value-type="float">
            <text:p>12.3186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0.192321" calcext:value-type="float">
            <text:p>-0.192321</text:p>
          </table:table-cell>
          <table:table-cell table:style-name="ce281" office:value-type="float" office:value="-0.2657" calcext:value-type="float">
            <text:p>-0.2657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3.217033" calcext:value-type="float">
            <text:p>3.217033</text:p>
          </table:table-cell>
          <table:table-cell table:style-name="ce288" office:value-type="float" office:value="-4.322958" calcext:value-type="float">
            <text:p>-4.322958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2.358287" calcext:value-type="float">
            <text:p>2.358287</text:p>
          </table:table-cell>
          <table:table-cell table:style-name="ce295" office:value-type="float" office:value="7.044563" calcext:value-type="float">
            <text:p>7.044563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0.355928" calcext:value-type="float">
            <text:p>0.355928</text:p>
          </table:table-cell>
          <table:table-cell table:style-name="ce302" office:value-type="float" office:value="0.666057" calcext:value-type="float">
            <text:p>0.66605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842486" calcext:value-type="float">
            <text:p>0.842486</text:p>
          </table:table-cell>
          <table:table-cell table:style-name="ce309" office:value-type="float" office:value="0.692515" calcext:value-type="float">
            <text:p>0.692515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952029" calcext:value-type="float">
            <text:p>0.952029</text:p>
          </table:table-cell>
        </table:table-row>
        <calcext:conditional-formats>
          <calcext:conditional-format calcext:target-range-address="Vocal_simple.B2:Vocal_simple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2:Vocal_simple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2:Vocal_simple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2:Vocal_simple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2:Vocal_simple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2:Vocal_simple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2:Vocal_simple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2:Vocal_simple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2:Vocal_simple.Z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2:Vocal_simpl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12:Vocal_simple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12:Vocal_simple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12:Vocal_simple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12:Vocal_simple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12:Vocal_simple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12:Vocal_simple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12:Vocal_simple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12:Vocal_simple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12:Vocal_simple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12:Vocal_simple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11:Vocal_simple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11:Vocal_simple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11:Vocal_simple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11:Vocal_simple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11:Vocal_simple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11:Vocal_simple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11:Vocal_simple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11:Vocal_simple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11:Vocal_simple.Z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11:Vocal_simple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B2:Vocal_simple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2:Vocal_simple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2:Vocal_simple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2:Vocal_simple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2:Vocal_simple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2:Vocal_simple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2:Vocal_simple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2:Vocal_simple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2:Vocal_simple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2:Vocal_simple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2:Vocal_simple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2:Vocal_simple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12:Vocal_simple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11:Vocal_simple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2:Vocal_simple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D2:Vocal_simple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2:Vocal_simple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12:Vocal_simple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11:Vocal_simple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2:Vocal_simple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G2:Vocal_simple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2:Vocal_simple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12:Vocal_simple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11:Vocal_simple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2:Vocal_simple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J2:Vocal_simple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2:Vocal_simple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12:Vocal_simple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11:Vocal_simple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2:Vocal_simple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M2:Vocal_simple.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2:Vocal_simple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12:Vocal_simple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11:Vocal_simple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2:Vocal_simple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P2:Vocal_simple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2:Vocal_simple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12:Vocal_simple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11:Vocal_simple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2:Vocal_simple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S2:Vocal_simple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2:Vocal_simple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12:Vocal_simple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11:Vocal_simple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2:Vocal_simple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V2:Vocal_simple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2:Vocal_simple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12:Vocal_simple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11:Vocal_simple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2:Vocal_simple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Y2:Vocal_simple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HPSS_simple.A1:HPSS_simple.S2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Vocal_simple.A1:Vocal_simple.AB1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7:26:03.60938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11:16:23.566266378</dc:date>
    <meta:editing-duration>PT4H48M27S</meta:editing-duration>
    <meta:editing-cycles>17</meta:editing-cycles>
    <meta:generator>LibreOffice/6.4.7.2$Linux_X86_64 LibreOffice_project/40$Build-2</meta:generator>
    <meta:document-statistic meta:table-count="4" meta:cell-count="2467" meta:object-count="0"/>
  </office:meta>
</office:document-meta>
</file>